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8065E0576C7128F77B.png" manifest:media-type="image/png"/>
  <manifest:file-entry manifest:full-path="Pictures/10000000000000800000007F4168FE6E94BA54B0.png" manifest:media-type="image/png"/>
  <manifest:file-entry manifest:full-path="Pictures/1000000000000080000000808A6E6D9EFE9DCEFD.png" manifest:media-type="image/png"/>
  <manifest:file-entry manifest:full-path="Pictures/10000000000000800000007EBC1F8013ACE05D8E.png" manifest:media-type="image/png"/>
  <manifest:file-entry manifest:full-path="Pictures/100000000000008000000080D531A3A40B515B69.png" manifest:media-type="image/png"/>
  <manifest:file-entry manifest:full-path="Pictures/10000000000000800000007F5BE899505020B210.png" manifest:media-type="image/png"/>
  <manifest:file-entry manifest:full-path="Pictures/100000000000008000000080EEF96426B5EF232D.png" manifest:media-type="image/png"/>
  <manifest:file-entry manifest:full-path="Pictures/1000000000000080000000807E955F3C50AB3379.png" manifest:media-type="image/png"/>
  <manifest:file-entry manifest:full-path="Pictures/100000000000008000000080C8B45B7425B283FF.png" manifest:media-type="image/png"/>
  <manifest:file-entry manifest:full-path="Pictures/100000000000008000000080EBD356E9A03166B0.png" manifest:media-type="image/png"/>
  <manifest:file-entry manifest:full-path="Pictures/10000201000002D0000001683CD7D59E92930A18.png" manifest:media-type="image/png"/>
  <manifest:file-entry manifest:full-path="Pictures/10000201000002D000000168FB9D92FB95C15B27.png" manifest:media-type="image/png"/>
  <manifest:file-entry manifest:full-path="Pictures/10000201000001B000000120BF39260A38453CEA.png" manifest:media-type="image/png"/>
  <manifest:file-entry manifest:full-path="Pictures/10000201000002D000000168B2BC73C4A3E8D32A.png" manifest:media-type="image/png"/>
  <manifest:file-entry manifest:full-path="Pictures/10000201000001B0000001207058216BAAEEF9B5.png" manifest:media-type="image/png"/>
  <manifest:file-entry manifest:full-path="Pictures/10000201000001B000000120597F83D6BCF27BE6.png" manifest:media-type="image/png"/>
  <manifest:file-entry manifest:full-path="Pictures/10000201000001B000000120DEA0989BA14A876A.png" manifest:media-type="image/png"/>
  <manifest:file-entry manifest:full-path="Pictures/10000201000002D000000168B7387029D1BFE5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游ゴシック1" svg:font-family="游ゴシック" style:font-family-generic="roman" style:font-pitch="variable"/>
    <style:font-face style:name="游明朝" svg:font-family="游明朝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cm" fo:min-width="0.157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63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16cm" fo:min-width="0.21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.216cm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cm" fo:min-width="0.123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9cm" fo:min-width="2.0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2cm" fo:min-width="1.6cm"/>
      <style:paragraph-properties style:writing-mode="lr-tb"/>
    </style:style>
    <style:style style:name="gr12" style:family="graphic" style:parent-style-name="objectwithoutfill">
      <style:graphic-properties svg:stroke-width="0.035cm" svg:stroke-color="#000000" draw:marker-start-width="0.252cm" draw:marker-end="Arrow" draw:marker-end-width="0.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5.7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3.812cm"/>
      <style:paragraph-properties style:writing-mode="lr-tb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96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21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71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1.716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77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0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13.5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0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7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95cm" fo:min-width="0.6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94cm" fo:min-width="0.6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94cm" fo:min-width="0.67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cm" fo:min-width="3.71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0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90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4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1.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4cm" fo:padding-top="0cm" fo:padding-bottom="0cm" fo:padding-left="0cm" fo:padding-right="0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5cm" fo:min-width="1.5cm" fo:padding-top="0cm" fo:padding-bottom="0cm" fo:padding-left="0cm" fo:padding-right="0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cm" fo:min-width="4cm" fo:padding-top="0cm" fo:padding-bottom="0cm" fo:padding-left="0cm" fo:padding-right="0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cm" fo:min-width="1.5cm" fo:padding-top="0cm" fo:padding-bottom="0cm" fo:padding-left="0cm" fo:padding-right="0cm"/>
    </style:style>
    <style:style style:name="gr3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d4ea6b" draw:opacity="50%" draw:textarea-horizontal-align="justify" draw:textarea-vertical-align="middle" draw:auto-grow-height="false" fo:min-height="2.5cm" fo:min-width="7.5cm" fo:padding-top="0.142cm" fo:padding-bottom="0.142cm" fo:padding-left="0.267cm" fo:padding-right="0.267cm"/>
    </style:style>
    <style:style style:name="gr3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cccccc" draw:opacity="50%" draw:textarea-horizontal-align="justify" draw:textarea-vertical-align="middle" draw:auto-grow-height="false" fo:min-height="2.5cm" fo:min-width="7.5cm" fo:padding-top="0.142cm" fo:padding-bottom="0.142cm" fo:padding-left="0.267cm" fo:padding-right="0.267cm"/>
    </style:style>
    <style:style style:name="gr41" style:family="graphic" style:parent-style-name="objectwithoutfill">
      <style:graphic-properties draw:stroke="dash" draw:stroke-dash="Long_20_Dash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2" style:family="graphic" style:parent-style-name="objectwithoutfill">
      <style:graphic-properties draw:stroke="dash" draw:stroke-dash="Long_20_Dash" svg:stroke-width="0.035cm" svg:stroke-color="#000000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50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2.26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81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666cm"/>
      <style:paragraph-properties style:writing-mode="lr-tb"/>
    </style:style>
    <style:style style:name="gr47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366cm"/>
      <style:paragraph-properties style:writing-mode="lr-tb"/>
    </style:style>
    <style:style style:name="gr49" style:family="graphic" style:parent-style-name="standard">
      <style:graphic-properties svg:stroke-width="0.035cm" svg:stroke-color="#000000" draw:marker-start-width="0.252cm" draw:marker-end-width="0.252cm" draw:fill="solid" draw:fill-color="#e8f2a1" draw:opacity="50%" draw:textarea-horizontal-align="justify" draw:textarea-vertical-align="middle" draw:auto-grow-height="false" fo:min-height="2.5cm" fo:min-width="7.5cm" fo:padding-top="0.142cm" fo:padding-bottom="0.142cm" fo:padding-left="0.267cm" fo:padding-right="0.26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3.177cm"/>
      <style:paragraph-properties style:writing-mode="lr-tb"/>
    </style:style>
    <style:style style:name="gr51" style:family="graphic" style:parent-style-name="objectwithoutfill">
      <style:graphic-properties draw:stroke="dash" draw:stroke-dash="Long_20_Dash"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1.907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5.02cm" fo:min-width="4.77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66cm" fo:min-width="2.466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cm" fo:min-width="0.75cm" fo:padding-top="0.142cm" fo:padding-bottom="0.142cm" fo:padding-left="0.267cm" fo:padding-right="0.26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506cm"/>
      <style:paragraph-properties style:writing-mode="lr-tb"/>
    </style:style>
    <style:style style:name="gr57" style:family="graphic" style:parent-style-name="standard">
      <style:graphic-properties draw:stroke="none" draw:fill="none" fo:min-height="0.856cm"/>
      <style:paragraph-properties style:writing-mode="lr-tb"/>
    </style:style>
    <style:style style:name="gr58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0.104cm" fo:min-width="0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000000" draw:marker-start-width="0.252cm" draw:marker-end-width="0.252cm" draw:fill-color="#d4ea6b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43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61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2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cm" fo:min-width="0.349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472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5cm"/>
      <style:paragraph-properties style:writing-mode="lr-tb"/>
    </style:style>
    <style:style style:name="gr66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2cm" fo:min-width="1.25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5.146cm"/>
      <style:paragraph-properties style:writing-mode="lr-tb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87cm" fo:min-width="2.466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966cm" fo:min-width="0.716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9cm" fo:min-width="2.506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4.5cm"/>
      <style:paragraph-properties style:writing-mode="lr-tb"/>
    </style:style>
    <style:style style:name="gr72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07cm" fo:min-width="0cm" fo:padding-top="0.142cm" fo:padding-bottom="0.142cm" fo:padding-left="0.267cm" fo:padding-right="0.267cm"/>
    </style:style>
    <style:style style:name="gr73" style:family="graphic" style:parent-style-name="objectwithoutfill">
      <style:graphic-properties svg:stroke-width="0.035cm" svg:stroke-color="#000000" draw:marker-start-width="0.252cm" draw:marker-end="Arrow_20_large" draw:marker-end-width="0.15cm" draw:fill="solid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6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04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73cm"/>
      <style:paragraph-properties style:writing-mode="lr-tb"/>
    </style:style>
    <style:style style:name="gr77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7.216cm" fo:min-width="13.716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0000" draw:marker-start-width="0.252cm" draw:marker-end-width="0.252cm" draw:fill="none" draw:textarea-vertical-align="middle" draw:auto-grow-height="false" fo:min-height="17.25cm" fo:min-width="13.75cm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3.46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4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 style:writing-mode="lr-tb"/>
      <style:text-properties style:font-name="游明朝" style:font-name-asian="游明朝"/>
    </style:style>
    <style:style style:name="P10" style:family="paragraph">
      <loext:graphic-properties draw:fill="none"/>
      <style:paragraph-properties fo:text-align="center" style:writing-mode="lr-tb"/>
      <style:text-properties style:font-name="游明朝" style:font-name-asian="游明朝"/>
    </style:style>
    <style:style style:name="P11" style:family="paragraph">
      <style:paragraph-properties fo:text-align="center" style:writing-mode="lr-tb"/>
      <style:text-properties style:font-name="Times New Roman1" style:font-name-asian="游明朝"/>
    </style:style>
    <style:style style:name="P12" style:family="paragraph">
      <loext:graphic-properties draw:fill="none"/>
      <style:paragraph-properties fo:text-align="center" style:writing-mode="lr-tb"/>
      <style:text-properties style:font-name="Times New Roman1" style:font-name-asian="游明朝"/>
    </style:style>
    <style:style style:name="P13" style:family="paragraph">
      <style:paragraph-properties fo:text-align="center" style:writing-mode="lr-tb"/>
      <style:text-properties style:font-name="Liberation Sans1" style:font-name-asian="游明朝"/>
    </style:style>
    <style:style style:name="P14" style:family="paragraph">
      <loext:graphic-properties draw:fill="none"/>
      <style:paragraph-properties fo:text-align="center" style:writing-mode="lr-tb"/>
      <style:text-properties style:font-name="Liberation Sans1" style:font-name-asian="游明朝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1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Times New Roman1" fo:font-size="12pt" style:font-size-asian="12pt" style:font-size-complex="12pt"/>
    </style:style>
    <style:style style:name="P19" style:family="paragraph">
      <style:paragraph-properties fo:text-align="center" style:writing-mode="lr-tb"/>
      <style:text-properties style:font-size-asian="18pt"/>
    </style:style>
    <style:style style:name="P20" style:family="paragraph">
      <loext:graphic-properties draw:fill="none"/>
      <style:paragraph-properties fo:text-align="center" style:writing-mode="lr-tb"/>
      <style:text-properties style:font-size-asian="18pt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d4ea6b" draw:opacity="50%"/>
      <style:paragraph-properties fo:text-align="center"/>
    </style:style>
    <style:style style:name="P23" style:family="paragraph">
      <loext:graphic-properties draw:fill="solid" draw:fill-color="#cccccc" draw:opacity="50%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style:font-name="Times New Roman1" fo:font-size="18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1" fo:font-size="18pt"/>
    </style:style>
    <style:style style:name="P27" style:family="paragraph">
      <loext:graphic-properties draw:fill="solid" draw:fill-color="#e8f2a1" draw:opacity="50%"/>
      <style:paragraph-properties fo:text-align="center"/>
    </style:style>
    <style:style style:name="P28" style:family="paragraph">
      <loext:graphic-properties draw:fill-color="#d4ea6b"/>
      <style:paragraph-properties fo:text-align="center"/>
    </style:style>
    <style:style style:name="P29" style:family="paragraph">
      <loext:graphic-properties draw:fill="solid" draw:fill-color="#ffffff"/>
      <style:paragraph-properties fo:text-align="center"/>
    </style:style>
    <style:style style:name="P30" style:family="paragraph">
      <style:paragraph-properties fo:text-align="center" style:writing-mode="lr-tb"/>
      <style:text-properties style:font-name="Times New Roman1"/>
    </style:style>
    <style:style style:name="P31" style:family="paragraph">
      <loext:graphic-properties draw:fill="solid" draw:fill-color="#ffffff"/>
      <style:paragraph-properties fo:text-align="center" style:writing-mode="lr-tb"/>
      <style:text-properties style:font-name="Times New Roman1"/>
    </style:style>
    <style:style style:name="P32" style:family="paragraph">
      <loext:graphic-properties draw:fill="none"/>
      <style:paragraph-properties style:writing-mode="lr-tb"/>
    </style:style>
    <style:style style:name="P33" style:family="paragraph">
      <loext:graphic-properties draw:fill="none" draw:fill-color="#ffffff"/>
      <style:paragraph-properties style:writing-mode="lr-tb"/>
      <style:text-properties style:font-name="Symbol"/>
    </style:style>
    <style:style style:name="P34" style:family="paragraph">
      <loext:graphic-properties draw:fill-color="#ff8000"/>
      <style:paragraph-properties fo:text-align="center"/>
    </style:style>
    <style:style style:name="P3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fo:font-style="normal" style:font-style-asian="normal" style:font-style-complex="normal"/>
    </style:style>
    <style:style style:name="T6" style:family="text">
      <style:text-properties style:font-name="游明朝" style:font-name-asian="游明朝"/>
    </style:style>
    <style:style style:name="T7" style:family="text">
      <style:text-properties style:font-name="Times New Roman1" style:font-name-asian="游明朝"/>
    </style:style>
    <style:style style:name="T8" style:family="text">
      <style:text-properties style:font-name="Liberation Sans1" style:font-name-asian="游明朝"/>
    </style:style>
    <style:style style:name="T9" style:family="text">
      <style:text-properties style:font-name="Liberation Sans1" fo:font-size="18pt" style:letter-kerning="true" style:font-name-asian="游明朝" style:font-size-asian="18pt" style:font-name-complex="Lucida Sans" style:font-size-complex="18pt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style:text-position="33% 58%" style:font-name="Times New Roman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bold" style:letter-kerning="true" style:font-name-asian="游ゴシック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imes New Roman1" fo:font-size="12pt" fo:text-shadow="none" style:text-underline-style="none" fo:font-weight="bold" style:letter-kerning="true" style:font-name-asian="游ゴシック" style:font-size-asian="12pt" style:font-weight-asian="bold" style:font-name-complex="Lucida Sans" style:font-size-complex="12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2pt" fo:text-shadow="none" style:text-underline-style="none" fo:font-weight="normal" style:letter-kerning="true" style:font-name-asian="游ゴシック" style:font-size-asian="12pt" style:font-weight-asian="normal" style:font-name-complex="Lucida Sans" style:font-size-complex="12pt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2pt" fo:font-style="italic" fo:text-shadow="none" style:text-underline-style="none" fo:font-weight="normal" style:letter-kerning="true" style:font-name-asian="游ゴシック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imes New Roman1" fo:font-size="12pt" fo:font-style="normal" fo:text-shadow="none" style:text-underline-style="none" fo:font-weight="normal" style:letter-kerning="true" style:font-name-asian="游ゴシック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1" fo:font-size="12pt" fo:font-style="normal" fo:text-shadow="none" style:text-underline-style="none" fo:font-weight="normal" style:letter-kerning="true" style:font-name-asian="游ゴシック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letter-kerning="true" style:font-name-asian="游ゴシック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 style:font-name="Times New Roman1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text-position="33% 58%" style:font-name="Times New Roman1" fo:font-size="12pt" style:font-size-asian="12pt" style:font-size-complex="12pt"/>
    </style:style>
    <style:style style:name="T22" style:family="text">
      <style:text-properties style:text-position="-33% 58%" style:font-name="Times New Roman1" fo:font-size="12pt" fo:font-style="italic" style:font-size-asian="12pt" style:font-style-asian="italic" style:font-size-complex="12pt" style:font-style-complex="italic"/>
    </style:style>
    <style:style style:name="T23" style:family="text">
      <style:text-properties style:text-position="0% 100%" style:font-name="Times New Roman1" fo:font-size="12pt" style:font-size-asian="12pt" style:font-size-complex="12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2pt" fo:font-style="italic" fo:text-shadow="none" style:text-underline-style="none" fo:font-weight="normal" style:letter-kerning="true" style:font-name-asian="游ゴシック" style:font-size-asian="12pt" style:font-style-asian="italic" style:font-weight-asian="normal" style:font-name-complex="Lucida 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Times New Roman1" fo:font-size="12pt" fo:text-shadow="none" style:text-underline-style="none" fo:font-weight="normal" style:letter-kerning="true" style:font-name-asian="游ゴシック" style:font-size-asian="12pt" style:font-weight-asian="normal" style:font-name-complex="Lucida Sans" style:font-size-complex="12pt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style:font-name="Times New Roman1" fo:font-size="18pt" fo:font-style="italic" style:font-style-asian="italic" style:font-style-complex="italic"/>
    </style:style>
    <style:style style:name="T28" style:family="text">
      <style:text-properties style:text-position="-33% 58%" style:font-name="Times New Roman1" fo:font-size="18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italic" fo:text-shadow="none" style:text-underline-style="none" fo:font-weight="normal" style:letter-kerning="true" style:font-name-asian="游ゴシック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style:font-name="Times New Roman1" fo:font-size="18pt" fo:font-style="italic" style:font-style-asian="italic" style:font-style-complex="italic"/>
    </style:style>
    <style:style style:name="T33" style:family="text">
      <style:text-properties style:text-position="0% 100%" style:font-name="Times New Roman1" fo:font-size="18pt"/>
    </style:style>
    <style:style style:name="T34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35" style:family="text">
      <style:text-properties style:text-position="-33% 58%" style:font-name="Times New Roman1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Times New Roman" style:font-size-asian="18pt" style:font-style-asian="italic" style:font-weight-asian="normal" style:font-name-complex="Times New Roman" style:font-size-complex="18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bold" style:letter-kerning="true" style:font-name-asian="Times New Roman" style:font-size-asian="18pt" style:font-style-asian="italic" style:font-weight-asian="bold" style:font-name-complex="Times New Roman" style:font-size-complex="1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0% 100%" style:font-name="Times New Roman1" fo:font-style="italic" style:font-style-asian="italic" style:font-style-complex="italic"/>
    </style:style>
    <style:style style:name="T40" style:family="text">
      <style:text-properties style:text-position="0% 100%" style:font-name="Times New Roman1"/>
    </style:style>
    <style:style style:name="T41" style:family="text">
      <style:text-properties style:font-name="Symbol" fo:font-style="italic" style:font-style-asian="italic" style:font-style-complex="italic"/>
    </style:style>
    <style:style style:name="T42" style:family="text">
      <style:text-properties style:font-name="Symbol"/>
    </style:style>
    <style:style style:name="T43" style:family="text">
      <style:text-properties style:text-position="-33% 58%" style:font-name="Times New Roman1" fo:font-style="italic" style:font-style-asian="italic" style:font-style-complex="italic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text-shadow="none" style:text-underline-style="none" fo:font-weight="normal" style:letter-kerning="true" style:font-name-asian="游ゴシック" style:font-size-asian="18pt" style:font-weight-asian="normal" style:font-name-complex="Lucida Sans" style:font-size-complex="18pt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Times New Roman1" fo:font-size="18pt" fo:font-style="italic" fo:text-shadow="none" style:text-underline-style="none" fo:font-weight="normal" style:letter-kerning="true" style:font-name-asian="游ゴシック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1" fo:font-size="18pt" fo:font-style="italic" fo:text-shadow="none" style:text-underline-style="none" fo:font-weight="normal" style:letter-kerning="true" style:font-name-asian="游ゴシック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text-position="-33% 58%" style:font-name="Times New Roman1" fo:font-style="normal" style:font-style-asian="normal" style:font-style-complex="normal"/>
    </style:style>
    <style:style style:name="T48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.269cm" svg:height="2.25cm" svg:x="3cm" svg:y="9cm">
          <draw:image xlink:href="Pictures/10000000000000800000007F4168FE6E94BA54B0.png" xlink:type="simple" xlink:show="embed" xlink:actuate="onLoad" draw:mime-type="image/png">
            <text:p/>
          </draw:image>
        </draw:frame>
        <draw:frame draw:style-name="gr1" draw:text-style-name="P1" draw:layer="layout" svg:width="2.25cm" svg:height="2.25cm" svg:x="3cm" svg:y="11.5cm">
          <draw:image xlink:href="Pictures/1000000000000080000000808A6E6D9EFE9DCEFD.png" xlink:type="simple" xlink:show="embed" xlink:actuate="onLoad" draw:mime-type="image/png">
            <text:p/>
          </draw:image>
        </draw:frame>
        <draw:custom-shape draw:style-name="gr2" draw:text-style-name="P2" draw:layer="layout" svg:width="0.75cm" svg:height="0.5cm" svg:x="5.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137cm" svg:height="0.95cm" svg:x="6.45cm" svg:y="9.75cm">
          <draw:text-box>
            <text:p>犬</text:p>
          </draw:text-box>
        </draw:frame>
        <draw:frame draw:style-name="gr3" draw:text-style-name="P3" draw:layer="layout" svg:width="1.137cm" svg:height="0.95cm" svg:x="6.45cm" svg:y="12.05cm">
          <draw:text-box>
            <text:p>猫</text:p>
          </draw:text-box>
        </draw:frame>
        <draw:custom-shape draw:style-name="gr2" draw:text-style-name="P2" draw:layer="layout" svg:width="0.75cm" svg:height="0.5cm" svg:x="5.5cm" svg:y="12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5" draw:layer="layout" svg:width="0.5cm" svg:height="0.5cm" svg:x="8.25cm" svg:y="9cm">
            <text:p text:style-name="P4"><text:span text:style-name="T1">76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75cm" svg:y="9cm">
            <text:p text:style-name="P4"><text:span text:style-name="T1">8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75cm" svg:height="0.5cm" svg:x="9.25cm" svg:y="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0cm" svg:y="9cm">
            <text:p text:style-name="P4"><text:span text:style-name="T1">5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25cm" svg:y="9.5cm">
            <text:p text:style-name="P4"><text:span text:style-name="T1">7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75cm" svg:y="9.5cm">
            <text:p text:style-name="P4"><text:span text:style-name="T1">8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75cm" svg:height="0.5cm" svg:x="9.25cm" svg:y="9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0cm" svg:y="9.5cm">
            <text:p text:style-name="P4"><text:span text:style-name="T1">4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75cm" svg:x="8.25cm" svg:y="10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5cm" svg:height="0.75cm" svg:x="9.25cm" svg:y="1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75cm" svg:x="10cm" svg:y="1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25cm" svg:y="10.75cm">
            <text:p text:style-name="P4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75cm" svg:y="10.75cm">
            <text:p text:style-name="P4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75cm" svg:height="0.5cm" svg:x="9.25cm" svg:y="10.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0cm" svg:y="10.75cm">
            <text:p text:style-name="P4"><text:span text:style-name="T1">25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6" draw:layer="layout" svg:width="0.071cm" svg:height="0.071cm" svg:x="9.447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9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8.46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46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46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9.447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8.96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96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96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10.25cm" svg:y="10.1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10.25cm" svg:y="10.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10.25cm" svg:y="10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9.447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9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9.447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10.9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5" draw:layer="layout" svg:width="0.5cm" svg:height="0.75cm" svg:x="8.75cm" svg:y="10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5" draw:layer="layout" svg:width="0.5cm" svg:height="0.5cm" svg:x="8.25cm" svg:y="11.5cm">
            <text:p text:style-name="P4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75cm" svg:y="11.5cm">
            <text:p text:style-name="P4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75cm" svg:height="0.5cm" svg:x="9.25cm" svg:y="11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0cm" svg:y="11.5cm">
            <text:p text:style-name="P4"><text:span text:style-name="T1">69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25cm" svg:y="12cm">
            <text:p text:style-name="P4"><text:span text:style-name="T1">5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75cm" svg:y="12cm">
            <text:p text:style-name="P4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75cm" svg:height="0.5cm" svg:x="9.25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0cm" svg:y="12cm">
            <text:p text:style-name="P4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75cm" svg:x="8.25cm" svg:y="12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75cm" svg:height="0.75cm" svg:x="9.25cm" svg:y="12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0.5cm" svg:height="0.75cm" svg:x="10cm" svg:y="12.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25cm" svg:y="13.25cm">
            <text:p text:style-name="P4"><text:span text:style-name="T1">98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8.75cm" svg:y="13.25cm">
            <text:p text:style-name="P4"><text:span text:style-name="T1">9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0.75cm" svg:height="0.5cm" svg:x="9.25cm" svg:y="13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cm" svg:height="0.5cm" svg:x="10cm" svg:y="13.25cm">
            <text:p text:style-name="P4"><text:span text:style-name="T1">75</text:span></text:p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6" draw:layer="layout" svg:width="0.071cm" svg:height="0.071cm" svg:x="9.447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11.7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8.46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46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46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9.447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8.96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96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8.96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10.25cm" svg:y="12.6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10.25cm" svg:y="12.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10.25cm" svg:y="12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9.447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12.2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0.071cm" svg:height="0.071cm" svg:x="9.447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59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071cm" svg:height="0.071cm" svg:x="9.733cm" svg:y="13.4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5" draw:layer="layout" svg:width="0.5cm" svg:height="0.75cm" svg:x="8.75cm" svg:y="12.5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2" draw:layer="layout" svg:width="0.75cm" svg:height="0.5cm" svg:x="10.7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" draw:layer="layout" svg:width="0.75cm" svg:height="0.5cm" svg:x="10.75cm" svg:y="12.3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7" draw:layer="layout" svg:width="2.55cm" svg:height="1.589cm" svg:x="8.2cm" svg:y="7.935cm">
          <draw:text-box>
            <text:p text:style-name="P2">入力 <text:span text:style-name="T2">x</text:span></text:p>
          </draw:text-box>
        </draw:frame>
        <draw:frame draw:style-name="gr11" draw:text-style-name="P7" draw:layer="layout" svg:width="2.1cm" svg:height="2.292cm" svg:x="11.4cm" svg:y="7.947cm">
          <draw:text-box>
            <text:p text:style-name="P2"><text:span text:style-name="T3">出力</text:span></text:p>
            <text:p text:style-name="P2"><text:span text:style-name="T4">f </text:span><text:span text:style-name="T5">( </text:span><text:span text:style-name="T2">x</text:span><text:span text:style-name="T4"> </text:span><text:span text:style-name="T5">)</text:span></text:p>
          </draw:text-box>
        </draw:frame>
        <draw:line draw:style-name="gr12" draw:text-style-name="P8" draw:layer="layout" svg:x1="7.75cm" svg:y1="14.5cm" svg:x2="8.25cm" svg:y2="13.75cm">
          <text:p/>
        </draw:line>
        <draw:frame draw:style-name="gr13" draw:text-style-name="P3" draw:layer="layout" svg:width="6.217cm" svg:height="1.649cm" svg:x="2.85cm" svg:y="14.5cm">
          <draw:text-box>
            <text:p>画素の色や明るさを</text:p>
            <text:p>数値で表す。</text:p>
          </draw:text-box>
        </draw:frame>
        <draw:frame draw:style-name="gr14" draw:text-style-name="P3" draw:layer="layout" svg:width="4.312cm" svg:height="1.649cm" svg:x="9.05cm" svg:y="14.5cm">
          <draw:text-box>
            <text:p>分類結果を</text:p>
            <text:p>数値で表す。</text:p>
          </draw:text-box>
        </draw:frame>
        <draw:line draw:style-name="gr12" draw:text-style-name="P8" draw:layer="layout" svg:x1="12.2cm" svg:y1="14.5cm" svg:x2="12.2cm" svg:y2="13cm">
          <text:p/>
        </draw:line>
        <draw:g>
          <draw:custom-shape draw:style-name="gr15" draw:text-style-name="P10" draw:layer="layout" svg:width="1cm" svg:height="1cm" svg:x="14cm" svg:y="9.75cm">
            <text:p text:style-name="P9"><text:span text:style-name="T6">私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cm" svg:height="1cm" svg:x="15cm" svg:y="9.75cm">
            <text:p text:style-name="P9"><text:span text:style-name="T6">は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1.5cm" svg:height="1cm" svg:x="16cm" svg:y="9.75cm">
            <text:p text:style-name="P9"><text:span text:style-name="T6">人間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0" draw:layer="layout" svg:width="1.5cm" svg:height="1cm" svg:x="17.5cm" svg:y="9.75cm">
            <text:p text:style-name="P9"><text:span text:style-name="T6">です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1cm" svg:height="1cm" svg:x="19cm" svg:y="9.75cm">
            <text:p text:style-name="P9"><text:span text:style-name="T6">。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7" draw:text-style-name="P12" draw:layer="layout" svg:width="0.75cm" svg:height="1cm" svg:x="21.25cm" svg:y="9.75cm">
              <text:p text:style-name="P11"><text:span text:style-name="T7">I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1.25cm" svg:height="1cm" svg:x="22cm" svg:y="9.75cm">
              <text:p text:style-name="P11"><text:span text:style-name="T7">am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5cm" svg:height="1cm" svg:x="23.25cm" svg:y="9.75cm">
              <text:p text:style-name="P11"><text:span text:style-name="T7">a</text:span></text:p>
              <draw:enhanced-geometry svg:viewBox="0 0 21600 21600" draw:type="rectangle" draw:enhanced-path="M 0 0 L 21600 0 21600 21600 0 21600 0 0 Z N"/>
            </draw:custom-shape>
            <draw:custom-shape draw:style-name="gr19" draw:text-style-name="P12" draw:layer="layout" svg:width="2.25cm" svg:height="1cm" svg:x="24cm" svg:y="9.75cm">
              <text:p text:style-name="P11"><text:span text:style-name="T7">human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2" draw:layer="layout" svg:width="0.75cm" svg:height="1cm" svg:x="26.25cm" svg:y="9.75cm">
              <text:p text:style-name="P11"><text:span text:style-name="T7">.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9" draw:text-style-name="P2" draw:layer="layout" svg:width="0.75cm" svg:height="0.5cm" svg:x="20.25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5" draw:text-style-name="P14" draw:layer="layout" svg:width="1cm" svg:height="1cm" svg:x="14cm" svg:y="12cm">
            <text:p text:style-name="P13"><text:span text:style-name="T8">3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15cm" svg:y="12cm">
            <text:p text:style-name="P13"><text:span text:style-name="T9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16cm" svg:y="12cm">
            <text:p text:style-name="P13"><text:span text:style-name="T9">4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17cm" svg:y="12cm">
            <text:p text:style-name="P13"><text:span text:style-name="T9">2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18cm" svg:y="12cm">
            <text:p text:style-name="P13"><text:span text:style-name="T9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5" draw:text-style-name="P14" draw:layer="layout" svg:width="1cm" svg:height="1cm" svg:x="21.25cm" svg:y="12cm">
            <text:p text:style-name="P13"><text:span text:style-name="T8">6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22.25cm" svg:y="12cm">
            <text:p text:style-name="P13"><text:span text:style-name="T9">7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23.25cm" svg:y="12cm">
            <text:p text:style-name="P13"><text:span text:style-name="T9">5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24.25cm" svg:y="12cm">
            <text:p text:style-name="P13"><text:span text:style-name="T9">9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4" draw:layer="layout" svg:width="1cm" svg:height="1cm" svg:x="25.25cm" svg:y="12cm">
            <text:p text:style-name="P13"><text:span text:style-name="T9">5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2" draw:layer="layout" svg:width="0.75cm" svg:height="0.5cm" svg:x="20.25cm" svg:y="12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7" draw:layer="layout" svg:width="2.272cm" svg:height="0.958cm" svg:x="15.262cm" svg:y="11.042cm">
          <draw:text-box>
            <text:p text:style-name="P2">入力 <text:span text:style-name="T2">x</text:span></text:p>
          </draw:text-box>
        </draw:frame>
        <draw:frame draw:style-name="gr21" draw:text-style-name="P7" draw:layer="layout" svg:width="3.573cm" svg:height="0.958cm" svg:x="21.927cm" svg:y="11cm">
          <draw:text-box>
            <text:p text:style-name="P2"><text:span text:style-name="T3">出力 </text:span><text:span text:style-name="T4">f </text:span><text:span text:style-name="T5">( </text:span><text:span text:style-name="T2">x</text:span><text:span text:style-name="T4"> </text:span><text:span text:style-name="T5">)</text:span></text:p>
          </draw:text-box>
        </draw:frame>
        <draw:line draw:style-name="gr12" draw:text-style-name="P8" draw:layer="layout" svg:x1="14.5cm" svg:y1="14.5cm" svg:x2="14.5cm" svg:y2="13.25cm">
          <text:p/>
        </draw:line>
        <draw:frame draw:style-name="gr22" draw:text-style-name="P3" draw:layer="layout" svg:width="14.019cm" svg:height="1.649cm" svg:x="13.55cm" svg:y="14.5cm">
          <draw:text-box>
            <text:p>単語や文字をを数値で表す。</text:p>
            <text:p>※ 単語や文字を数値に変換する「辞書」が必要</text:p>
          </draw:text-box>
        </draw:frame>
        <draw:custom-shape draw:style-name="gr15" draw:text-style-name="P14" draw:layer="layout" svg:width="1cm" svg:height="1cm" svg:x="11.75cm" svg:y="9.75cm">
          <text:p text:style-name="P13"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cm" svg:height="1cm" svg:x="11.75cm" svg:y="12cm">
          <text:p text:style-name="P13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5" draw:layer="layout" svg:width="1.209cm" svg:height="0.954cm" svg:x="7.75cm" svg:y="16.296cm">
          <draw:text-box>
            <text:p><text:span text:style-name="T10">(a)</text:span></text:p>
          </draw:text-box>
        </draw:frame>
        <draw:frame draw:style-name="gr24" draw:text-style-name="P15" draw:layer="layout" svg:width="1.243cm" svg:height="0.954cm" svg:x="20cm" svg:y="16.296cm">
          <draw:text-box>
            <text:p><text:span text:style-name="T10">(b)</text:span></text:p>
          </draw:text-box>
        </draw:frame>
      </draw:page>
      <draw:page draw:name="page2" draw:style-name="dp1" draw:master-page-name="標準">
        <draw:frame draw:style-name="gr1" draw:text-style-name="P1" draw:layer="layout" svg:width="1.569cm" svg:height="1.544cm" svg:x="6.25cm" svg:y="4.25cm">
          <draw:image xlink:href="Pictures/10000000000000800000007EBC1F8013ACE05D8E.png" xlink:type="simple" xlink:show="embed" xlink:actuate="onLoad" draw:mime-type="image/png">
            <text:p/>
          </draw:image>
        </draw:frame>
        <draw:frame draw:style-name="gr1" draw:text-style-name="P1" draw:layer="layout" svg:width="1.569cm" svg:height="1.569cm" svg:x="8.06cm" svg:y="4.25cm">
          <draw:image xlink:href="Pictures/100000000000008000000080EEF96426B5EF232D.png" xlink:type="simple" xlink:show="embed" xlink:actuate="onLoad" draw:mime-type="image/png">
            <text:p/>
          </draw:image>
        </draw:frame>
        <draw:frame draw:style-name="gr1" draw:text-style-name="P1" draw:layer="layout" svg:width="1.569cm" svg:height="1.569cm" svg:x="9.871cm" svg:y="4.25cm">
          <draw:image xlink:href="Pictures/10000000000000800000008065E0576C7128F77B.png" xlink:type="simple" xlink:show="embed" xlink:actuate="onLoad" draw:mime-type="image/png">
            <text:p/>
          </draw:image>
        </draw:frame>
        <draw:frame draw:style-name="gr1" draw:text-style-name="P1" draw:layer="layout" svg:width="1.569cm" svg:height="1.556cm" svg:x="11.681cm" svg:y="4.25cm">
          <draw:image xlink:href="Pictures/10000000000000800000007F5BE899505020B210.png" xlink:type="simple" xlink:show="embed" xlink:actuate="onLoad" draw:mime-type="image/png">
            <text:p/>
          </draw:image>
        </draw:frame>
        <draw:frame draw:style-name="gr1" draw:text-style-name="P1" draw:layer="layout" svg:width="1.569cm" svg:height="1.568cm" svg:x="6.25cm" svg:y="6.785cm">
          <draw:image xlink:href="Pictures/100000000000008000000080D531A3A40B515B69.png" xlink:type="simple" xlink:show="embed" xlink:actuate="onLoad" draw:mime-type="image/png">
            <text:p/>
          </draw:image>
        </draw:frame>
        <draw:frame draw:style-name="gr1" draw:text-style-name="P1" draw:layer="layout" svg:width="1.569cm" svg:height="1.568cm" svg:x="8.06cm" svg:y="6.785cm">
          <draw:image xlink:href="Pictures/1000000000000080000000807E955F3C50AB3379.png" xlink:type="simple" xlink:show="embed" xlink:actuate="onLoad" draw:mime-type="image/png">
            <text:p/>
          </draw:image>
        </draw:frame>
        <draw:frame draw:style-name="gr1" draw:text-style-name="P1" draw:layer="layout" svg:width="1.569cm" svg:height="1.568cm" svg:x="9.871cm" svg:y="6.785cm">
          <draw:image xlink:href="Pictures/100000000000008000000080C8B45B7425B283FF.png" xlink:type="simple" xlink:show="embed" xlink:actuate="onLoad" draw:mime-type="image/png">
            <text:p/>
          </draw:image>
        </draw:frame>
        <draw:frame draw:style-name="gr1" draw:text-style-name="P1" draw:layer="layout" svg:width="1.569cm" svg:height="1.568cm" svg:x="11.681cm" svg:y="6.785cm">
          <draw:image xlink:href="Pictures/100000000000008000000080EBD356E9A03166B0.png" xlink:type="simple" xlink:show="embed" xlink:actuate="onLoad" draw:mime-type="image/png">
            <text:p/>
          </draw:image>
        </draw:frame>
        <draw:frame draw:style-name="gr25" draw:text-style-name="P16" draw:layer="layout" svg:width="1.174cm" svg:height="1.045cm" svg:x="6.447cm" svg:y="5.798cm">
          <draw:text-box>
            <text:p text:style-name="P2"><text:span text:style-name="T11">x</text:span><text:span text:style-name="T12">1</text:span></text:p>
          </draw:text-box>
        </draw:frame>
        <draw:frame draw:style-name="gr26" draw:text-style-name="P16" draw:layer="layout" svg:width="1.175cm" svg:height="1.044cm" svg:x="8.257cm" svg:y="5.8cm">
          <draw:text-box>
            <text:p text:style-name="P2"><text:span text:style-name="T11">x</text:span><text:span text:style-name="T12">2</text:span></text:p>
          </draw:text-box>
        </draw:frame>
        <draw:frame draw:style-name="gr25" draw:text-style-name="P16" draw:layer="layout" svg:width="1.174cm" svg:height="1.045cm" svg:x="10.068cm" svg:y="5.801cm">
          <draw:text-box>
            <text:p text:style-name="P2"><text:span text:style-name="T11">x</text:span><text:span text:style-name="T12">3</text:span></text:p>
          </draw:text-box>
        </draw:frame>
        <draw:frame draw:style-name="gr26" draw:text-style-name="P17" draw:layer="layout" svg:width="1.175cm" svg:height="1.044cm" svg:x="11.878cm" svg:y="5.803cm">
          <draw:text-box>
            <text:p><text:span text:style-name="T11">x</text:span><text:span text:style-name="T12">4</text:span></text:p>
          </draw:text-box>
        </draw:frame>
        <draw:frame draw:style-name="gr27" draw:text-style-name="P17" draw:layer="layout" svg:width="1.174cm" svg:height="1.044cm" svg:x="6.447cm" svg:y="8.261cm">
          <draw:text-box>
            <text:p><text:span text:style-name="T11">x</text:span><text:span text:style-name="T12">5</text:span></text:p>
          </draw:text-box>
        </draw:frame>
        <draw:frame draw:style-name="gr26" draw:text-style-name="P17" draw:layer="layout" svg:width="1.175cm" svg:height="1.044cm" svg:x="8.257cm" svg:y="8.262cm">
          <draw:text-box>
            <text:p><text:span text:style-name="T11">x</text:span><text:span text:style-name="T12">6</text:span></text:p>
          </draw:text-box>
        </draw:frame>
        <draw:frame draw:style-name="gr27" draw:text-style-name="P17" draw:layer="layout" svg:width="1.174cm" svg:height="1.044cm" svg:x="10.068cm" svg:y="8.264cm">
          <draw:text-box>
            <text:p><text:span text:style-name="T11">x</text:span><text:span text:style-name="T12">7</text:span></text:p>
          </draw:text-box>
        </draw:frame>
        <draw:frame draw:style-name="gr26" draw:text-style-name="P17" draw:layer="layout" svg:width="1.175cm" svg:height="1.044cm" svg:x="11.878cm" svg:y="8.265cm">
          <draw:text-box>
            <text:p><text:span text:style-name="T11">x</text:span><text:span text:style-name="T12">8</text:span></text:p>
          </draw:text-box>
        </draw:frame>
        <draw:frame draw:style-name="gr28" draw:text-style-name="P18" draw:layer="layout" svg:width="3.714cm" svg:height="0.57cm" svg:x="14.036cm" svg:y="5.09cm">
          <draw:text-box>
            <text:p><text:span text:style-name="T13">x</text:span><text:span text:style-name="T14">1</text:span><text:span text:style-name="T15"> = (</text:span><text:span text:style-name="T16">x</text:span><text:span text:style-name="T17">1</text:span><text:span text:style-name="T18">1</text:span><text:span text:style-name="T19">, </text:span><text:span text:style-name="T16">x</text:span><text:span text:style-name="T17">1</text:span><text:span text:style-name="T18">2</text:span><text:span text:style-name="T19">, </text:span><text:span text:style-name="T17">…</text:span><text:span text:style-name="T19"> , </text:span><text:span text:style-name="T20">x</text:span><text:span text:style-name="T21">1</text:span><text:span text:style-name="T22">n</text:span><text:span text:style-name="T23">) </text:span></text:p>
          </draw:text-box>
        </draw:frame>
        <draw:frame draw:style-name="gr28" draw:text-style-name="P18" draw:layer="layout" svg:width="3.714cm" svg:height="0.57cm" svg:x="14.036cm" svg:y="5.84cm">
          <draw:text-box>
            <text:p><text:span text:style-name="T13">x</text:span><text:span text:style-name="T14">2</text:span><text:span text:style-name="T15"> = (</text:span><text:span text:style-name="T16">x</text:span><text:span text:style-name="T17">2</text:span><text:span text:style-name="T18">1</text:span><text:span text:style-name="T19">, </text:span><text:span text:style-name="T16">x</text:span><text:span text:style-name="T17">2</text:span><text:span text:style-name="T18">2</text:span><text:span text:style-name="T19">, </text:span><text:span text:style-name="T17">…</text:span><text:span text:style-name="T19"> , </text:span><text:span text:style-name="T20">x</text:span><text:span text:style-name="T21">2</text:span><text:span text:style-name="T22">n</text:span><text:span text:style-name="T23">) </text:span></text:p>
          </draw:text-box>
        </draw:frame>
        <draw:frame draw:style-name="gr28" draw:text-style-name="P18" draw:layer="layout" svg:width="3.714cm" svg:height="0.57cm" svg:x="14.036cm" svg:y="8.34cm">
          <draw:text-box>
            <text:p><text:span text:style-name="T13">x</text:span><text:span text:style-name="T14">8</text:span><text:span text:style-name="T15"> = (</text:span><text:span text:style-name="T16">x</text:span><text:span text:style-name="T17">8</text:span><text:span text:style-name="T18">1</text:span><text:span text:style-name="T19">, </text:span><text:span text:style-name="T16">x</text:span><text:span text:style-name="T17">8</text:span><text:span text:style-name="T18">2</text:span><text:span text:style-name="T19">, </text:span><text:span text:style-name="T17">…</text:span><text:span text:style-name="T19"> , </text:span><text:span text:style-name="T20">x</text:span><text:span text:style-name="T21">8</text:span><text:span text:style-name="T22">n</text:span><text:span text:style-name="T23">) </text:span></text:p>
          </draw:text-box>
        </draw:frame>
        <draw:frame draw:style-name="gr29" draw:text-style-name="P18" draw:layer="layout" svg:width="0.904cm" svg:height="0.471cm" svg:x="18.048cm" svg:y="5.14cm">
          <draw:text-box>
            <text:p><text:span text:style-name="T24">l</text:span><text:span text:style-name="T25">1</text:span><text:span text:style-name="T15"> = 0</text:span></text:p>
          </draw:text-box>
        </draw:frame>
        <draw:frame draw:style-name="gr30" draw:text-style-name="P18" draw:layer="layout" svg:width="0.905cm" svg:height="0.471cm" svg:x="18.048cm" svg:y="5.89cm">
          <draw:text-box>
            <text:p><text:span text:style-name="T24">l</text:span><text:span text:style-name="T17">2</text:span><text:span text:style-name="T15"> = 0</text:span></text:p>
          </draw:text-box>
        </draw:frame>
        <draw:frame draw:style-name="gr28" draw:text-style-name="P18" draw:layer="layout" svg:width="3.714cm" svg:height="0.57cm" svg:x="14.036cm" svg:y="7.09cm">
          <draw:text-box>
            <text:p><text:span text:style-name="T13">x</text:span><text:span text:style-name="T14">5</text:span><text:span text:style-name="T15"> = (</text:span><text:span text:style-name="T16">x</text:span><text:span text:style-name="T17">5</text:span><text:span text:style-name="T18">1</text:span><text:span text:style-name="T19">, </text:span><text:span text:style-name="T16">x</text:span><text:span text:style-name="T17">5</text:span><text:span text:style-name="T18">2</text:span><text:span text:style-name="T19">, </text:span><text:span text:style-name="T17">…</text:span><text:span text:style-name="T19"> , </text:span><text:span text:style-name="T20">x</text:span><text:span text:style-name="T21">5</text:span><text:span text:style-name="T22">n</text:span><text:span text:style-name="T23">) </text:span></text:p>
          </draw:text-box>
        </draw:frame>
        <draw:frame draw:style-name="gr30" draw:text-style-name="P18" draw:layer="layout" svg:width="0.905cm" svg:height="0.471cm" svg:x="18.048cm" svg:y="7.14cm">
          <draw:text-box>
            <text:p><text:span text:style-name="T24">l</text:span><text:span text:style-name="T17">5</text:span><text:span text:style-name="T15"> = 1</text:span></text:p>
          </draw:text-box>
        </draw:frame>
        <draw:frame draw:style-name="gr30" draw:text-style-name="P18" draw:layer="layout" svg:width="0.905cm" svg:height="0.471cm" svg:x="18.048cm" svg:y="8.39cm">
          <draw:text-box>
            <text:p><text:span text:style-name="T24">l</text:span><text:span text:style-name="T17">8</text:span><text:span text:style-name="T15"> = 1</text:span></text:p>
          </draw:text-box>
        </draw:frame>
        <draw:custom-shape draw:style-name="gr31" draw:text-style-name="P20" draw:layer="layout" svg:width="4cm" svg:height="0.75cm" svg:x="13.75cm" svg:y="4.25cm">
          <text:p text:style-name="P19"><text:span text:style-name="T26">学習データ</text:span></text:p>
          <draw:enhanced-geometry svg:viewBox="0 0 21600 21600" draw:type="rectangle" draw:enhanced-path="M 0 0 L 21600 0 21600 21600 0 21600 0 0 Z N"/>
        </draw:custom-shape>
        <draw:custom-shape draw:style-name="gr32" draw:text-style-name="P20" draw:layer="layout" svg:width="1.5cm" svg:height="0.75cm" svg:x="17.75cm" svg:y="4.25cm">
          <text:p text:style-name="P19"><text:span text:style-name="T26">ラベル</text:span>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4cm" svg:height="0.75cm" svg:x="13.75cm" svg:y="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5cm" svg:height="0.75cm" svg:x="17.75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4cm" svg:height="0.75cm" svg:x="13.75cm" svg:y="5.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5cm" svg:height="0.75cm" svg:x="17.75cm" svg:y="5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4cm" svg:height="0.75cm" svg:x="13.75cm" svg:y="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5cm" svg:height="0.75cm" svg:x="17.75cm" svg:y="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4cm" svg:height="0.75cm" svg:x="13.75cm" svg:y="8.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.5cm" svg:height="0.75cm" svg:x="17.75cm" svg:y="8.25cm">
          <text:p/>
          <draw:enhanced-geometry svg:viewBox="0 0 21600 21600" draw:type="rectangle" draw:enhanced-path="M 0 0 L 21600 0 21600 21600 0 21600 0 0 Z N"/>
        </draw:custom-shape>
        <draw:g>
          <draw:custom-shape draw:style-name="gr35" draw:text-style-name="P5" draw:layer="layout" svg:width="4cm" svg:height="0.5cm" svg:x="13.75cm" svg:y="7.7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0.5cm" svg:x="17.75cm" svg:y="7.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21" draw:layer="layout" svg:width="0.063cm" svg:height="0.063cm" svg:x="15.719cm" svg:y="7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3cm" svg:x="15.719cm" svg:y="7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3cm" svg:x="15.719cm" svg:y="8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21" draw:layer="layout" svg:width="0.063cm" svg:height="0.062cm" svg:x="18.469cm" svg:y="7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2cm" svg:x="18.469cm" svg:y="7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2cm" svg:x="18.469cm" svg:y="8.0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35" draw:text-style-name="P5" draw:layer="layout" svg:width="4cm" svg:height="0.5cm" svg:x="13.75cm" svg:y="6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5" draw:layer="layout" svg:width="1.5cm" svg:height="0.5cm" svg:x="17.75cm" svg:y="6.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7" draw:text-style-name="P21" draw:layer="layout" svg:width="0.063cm" svg:height="0.063cm" svg:x="15.719cm" svg:y="6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3cm" svg:x="15.719cm" svg:y="6.7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3cm" svg:x="15.719cm" svg:y="6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21" draw:layer="layout" svg:width="0.063cm" svg:height="0.062cm" svg:x="18.469cm" svg:y="6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2cm" svg:x="18.469cm" svg:y="6.7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21" draw:layer="layout" svg:width="0.063cm" svg:height="0.062cm" svg:x="18.469cm" svg:y="6.84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3" draw:style-name="dp1" draw:master-page-name="標準">
        <draw:path draw:style-name="gr38" draw:text-style-name="P22" draw:layer="layout" svg:width="10.749cm" svg:height="5.521cm" svg:x="6.75cm" svg:y="3.241cm" svg:viewBox="0 0 10750 5522" svg:d="M0 2250c0 0 2750 3509 6500 3259s4250-5509 4250-5509c0 0-250 2000-1000 2750s-1750-500-1750-500c0 0-2720 2291-4250 2250s-3750-2250-3750-2250z">
          <text:p/>
        </draw:path>
        <draw:line draw:style-name="gr39" draw:text-style-name="P8" draw:layer="layout" svg:x1="6cm" svg:y1="10cm" svg:x2="15.25cm" svg:y2="10cm">
          <text:p/>
        </draw:line>
        <draw:line draw:style-name="gr39" draw:text-style-name="P8" draw:layer="layout" svg:x1="6cm" svg:y1="10.5cm" svg:x2="9.25cm" svg:y2="7.75cm">
          <text:p/>
        </draw:line>
        <draw:line draw:style-name="gr39" draw:text-style-name="P8" draw:layer="layout" svg:x1="6.6cm" svg:y1="10.5cm" svg:x2="6.6cm" svg:y2="4.75cm">
          <text:p/>
        </draw:line>
        <draw:path draw:style-name="gr40" draw:text-style-name="P23" draw:layer="layout" svg:width="10.749cm" svg:height="4.5cm" svg:x="6.75cm" svg:y="3.25cm" svg:viewBox="0 0 10750 4501" svg:d="M0 2250c0 0 750 1000 1500 250s1250-2500 1250-2500c0 0 2250 1250 3750 1250s4250-1250 4250-1250c0 0-250 2000-1000 2750s-1750-500-1750-500c0 0-2720 2291-4250 2250s-3750-2250-3750-2250z">
          <text:p/>
        </draw:path>
        <draw:line draw:style-name="gr41" draw:text-style-name="P8" draw:layer="layout" svg:x1="13.5cm" svg:y1="8.75cm" svg:x2="13.5cm" svg:y2="9.25cm">
          <text:p/>
        </draw:line>
        <draw:line draw:style-name="gr41" draw:text-style-name="P8" draw:layer="layout" svg:x1="7.5cm" svg:y1="9.25cm" svg:x2="13.5cm" svg:y2="9.25cm">
          <text:p/>
        </draw:line>
        <draw:line draw:style-name="gr41" draw:text-style-name="P8" draw:layer="layout" svg:x1="13cm" svg:y1="10cm" svg:x2="13.5cm" svg:y2="9.25cm">
          <text:p/>
        </draw:line>
        <draw:line draw:style-name="gr39" draw:text-style-name="P8" draw:layer="layout" svg:x1="10cm" svg:y1="4.759cm" svg:x2="11.25cm" svg:y2="5cm">
          <text:p/>
        </draw:line>
        <draw:line draw:style-name="gr39" draw:text-style-name="P8" draw:layer="layout" svg:x1="9.991cm" svg:y1="4.78cm" svg:x2="9.5cm" svg:y2="5.75cm">
          <text:p/>
        </draw:line>
        <draw:line draw:style-name="gr42" draw:text-style-name="P8" draw:layer="layout" svg:x1="11.241cm" svg:y1="5.03cm" svg:x2="10.75cm" svg:y2="6cm">
          <text:p/>
        </draw:line>
        <draw:line draw:style-name="gr42" draw:text-style-name="P8" draw:layer="layout" svg:x1="9.5cm" svg:y1="5.75cm" svg:x2="10.751cm" svg:y2="6cm">
          <text:p/>
        </draw:line>
        <draw:line draw:style-name="gr39" draw:text-style-name="P8" draw:layer="layout" svg:x1="9.991cm" svg:y1="4.78cm" svg:x2="10.75cm" svg:y2="6cm">
          <text:p/>
        </draw:line>
        <draw:line draw:style-name="gr39" draw:text-style-name="P8" draw:layer="layout" svg:x1="9.983cm" svg:y1="4.771cm" svg:x2="11.5cm" svg:y2="7.25cm">
          <text:p/>
        </draw:line>
        <draw:frame draw:style-name="gr43" draw:text-style-name="P24" draw:layer="layout" svg:width="1.006cm" svg:height="1.105cm" svg:x="15.25cm" svg:y="9.395cm">
          <draw:text-box>
            <text:p><text:span text:style-name="T27">p</text:span><text:span text:style-name="T28">1</text:span></text:p>
          </draw:text-box>
        </draw:frame>
        <draw:frame draw:style-name="gr43" draw:text-style-name="P24" draw:layer="layout" svg:width="1.006cm" svg:height="1.105cm" svg:x="7.75cm" svg:y="7.25cm">
          <draw:text-box>
            <text:p><text:span text:style-name="T27">p</text:span><text:span text:style-name="T28">2</text:span></text:p>
          </draw:text-box>
        </draw:frame>
        <draw:custom-shape draw:style-name="gr8" draw:text-style-name="P6" draw:layer="layout" svg:width="0.25cm" svg:height="0.25cm" svg:x="13.379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6" draw:layer="layout" svg:width="2.767cm" svg:height="1.105cm" svg:x="5.483cm" svg:y="3.5cm">
          <draw:text-box>
            <text:p text:style-name="P25"><text:span text:style-name="T29">L</text:span><text:span text:style-name="T30">( </text:span><text:span text:style-name="T29">p</text:span><text:span text:style-name="T31">1</text:span><text:span text:style-name="T32">, p</text:span><text:span text:style-name="T28">2</text:span><text:span text:style-name="T33">)</text:span></text:p>
          </draw:text-box>
        </draw:frame>
        <draw:line draw:style-name="gr39" draw:text-style-name="P8" draw:layer="layout" svg:x1="11.5cm" svg:y1="7.25cm" svg:x2="12.75cm" svg:y2="8.25cm">
          <text:p/>
        </draw:line>
        <draw:line draw:style-name="gr39" draw:text-style-name="P8" draw:layer="layout" svg:x1="12.75cm" svg:y1="8.25cm" svg:x2="13.472cm" svg:y2="8.623cm">
          <text:p/>
        </draw:line>
        <draw:g>
          <draw:frame draw:style-name="gr45" draw:text-style-name="P15" draw:layer="layout" svg:width="1.319cm" svg:height="1.105cm" svg:x="11.199cm" svg:y="5.095cm">
            <draw:text-box>
              <text:p><text:span text:style-name="T34">∂</text:span><text:span text:style-name="T4">p</text:span><text:span text:style-name="T35">1</text:span></text:p>
            </draw:text-box>
          </draw:frame>
          <draw:frame draw:style-name="gr46" draw:text-style-name="P15" draw:layer="layout" svg:width="1.166cm" svg:height="0.954cm" svg:x="11.275cm" svg:y="4.2cm">
            <draw:text-box>
              <text:p><text:span text:style-name="T36">∂</text:span><text:span text:style-name="T36">L</text:span></text:p>
            </draw:text-box>
          </draw:frame>
          <draw:line draw:style-name="gr47" draw:text-style-name="P8" draw:layer="layout" svg:x1="11.358cm" svg:y1="5.106cm" svg:x2="12.358cm" svg:y2="5.106cm">
            <text:p/>
          </draw:line>
          <draw:frame draw:style-name="gr48" draw:text-style-name="P15" draw:layer="layout" svg:width="0.866cm" svg:height="1.105cm" svg:x="12.234cm" svg:y="4.633cm">
            <draw:text-box>
              <text:p><text:span text:style-name="T37">i</text:span><text:span text:style-name="T38">1</text:span></text:p>
            </draw:text-box>
          </draw:frame>
        </draw:g>
        <draw:g>
          <draw:frame draw:style-name="gr45" draw:text-style-name="P15" draw:layer="layout" svg:width="1.319cm" svg:height="1.105cm" svg:x="8.4cm" svg:y="6.195cm">
            <draw:text-box>
              <text:p><text:span text:style-name="T34">∂</text:span><text:span text:style-name="T4">p</text:span><text:span text:style-name="T35">2</text:span></text:p>
            </draw:text-box>
          </draw:frame>
          <draw:frame draw:style-name="gr46" draw:text-style-name="P15" draw:layer="layout" svg:width="1.166cm" svg:height="0.954cm" svg:x="8.476cm" svg:y="5.3cm">
            <draw:text-box>
              <text:p><text:span text:style-name="T36">∂</text:span><text:span text:style-name="T36">L</text:span></text:p>
            </draw:text-box>
          </draw:frame>
          <draw:line draw:style-name="gr47" draw:text-style-name="P8" draw:layer="layout" svg:x1="8.559cm" svg:y1="6.206cm" svg:x2="9.559cm" svg:y2="6.206cm">
            <text:p/>
          </draw:line>
          <draw:frame draw:style-name="gr48" draw:text-style-name="P15" draw:layer="layout" svg:width="0.866cm" svg:height="1.105cm" svg:x="9.435cm" svg:y="5.733cm">
            <draw:text-box>
              <text:p><text:span text:style-name="T37">i</text:span><text:span text:style-name="T38">2</text:span></text:p>
            </draw:text-box>
          </draw:frame>
        </draw:g>
      </draw:page>
      <draw:page draw:name="page4" draw:style-name="dp1" draw:master-page-name="標準">
        <draw:line draw:style-name="gr39" draw:text-style-name="P8" draw:layer="layout" svg:x1="6cm" svg:y1="10cm" svg:x2="15.25cm" svg:y2="10cm">
          <text:p/>
        </draw:line>
        <draw:line draw:style-name="gr39" draw:text-style-name="P8" draw:layer="layout" svg:x1="6cm" svg:y1="10.5cm" svg:x2="9.25cm" svg:y2="7.75cm">
          <text:p/>
        </draw:line>
        <draw:line draw:style-name="gr39" draw:text-style-name="P8" draw:layer="layout" svg:x1="6.6cm" svg:y1="10.5cm" svg:x2="6.6cm" svg:y2="4.75cm">
          <text:p/>
        </draw:line>
        <draw:path draw:style-name="gr40" draw:text-style-name="P23" draw:layer="layout" svg:width="10.749cm" svg:height="3.749cm" svg:x="6.75cm" svg:y="3.25cm" svg:viewBox="0 0 10750 3750" svg:d="M0 2250c0 0 750 1000 1500 250s1250-2500 1250-2500c0 0 1250 1000 2250 1000s1161-494 2000-500c503-3 1000 500 1750 500s1862-913 2000-1000c0 0-250 2000-1000 2750s-1750-500-1750-500c27 18-1000 1500-1750 1500s-1616-496-2250-500-1500 500-2250 500-1698-1458-1750-1500z">
          <text:p/>
        </draw:path>
        <draw:line draw:style-name="gr41" draw:text-style-name="P8" draw:layer="layout" svg:x1="13.5cm" svg:y1="8.75cm" svg:x2="13.5cm" svg:y2="9.25cm">
          <text:p/>
        </draw:line>
        <draw:line draw:style-name="gr41" draw:text-style-name="P8" draw:layer="layout" svg:x1="7.5cm" svg:y1="9.25cm" svg:x2="13.5cm" svg:y2="9.25cm">
          <text:p/>
        </draw:line>
        <draw:line draw:style-name="gr41" draw:text-style-name="P8" draw:layer="layout" svg:x1="13cm" svg:y1="10cm" svg:x2="13.5cm" svg:y2="9.25cm">
          <text:p/>
        </draw:line>
        <draw:line draw:style-name="gr39" draw:text-style-name="P8" draw:layer="layout" svg:x1="9.991cm" svg:y1="4.78cm" svg:x2="10cm" svg:y2="6.5cm">
          <text:p/>
        </draw:line>
        <draw:line draw:style-name="gr39" draw:text-style-name="P8" draw:layer="layout" svg:x1="10cm" svg:y1="6.5cm" svg:x2="9.75cm" svg:y2="7.5cm">
          <text:p/>
        </draw:line>
        <draw:frame draw:style-name="gr43" draw:text-style-name="P15" draw:layer="layout" svg:width="1.006cm" svg:height="1.105cm" svg:x="15.25cm" svg:y="9.395cm">
          <draw:text-box>
            <text:p><text:span text:style-name="T4">p</text:span><text:span text:style-name="T35">1</text:span></text:p>
          </draw:text-box>
        </draw:frame>
        <draw:frame draw:style-name="gr43" draw:text-style-name="P15" draw:layer="layout" svg:width="1.006cm" svg:height="1.105cm" svg:x="7.75cm" svg:y="7.25cm">
          <draw:text-box>
            <text:p><text:span text:style-name="T4">p</text:span><text:span text:style-name="T35">2</text:span></text:p>
          </draw:text-box>
        </draw:frame>
        <draw:custom-shape draw:style-name="gr8" draw:text-style-name="P6" draw:layer="layout" svg:width="0.25cm" svg:height="0.25cm" svg:x="13.379cm" svg:y="8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5" draw:layer="layout" svg:width="2.767cm" svg:height="1.105cm" svg:x="5.483cm" svg:y="3.5cm">
          <draw:text-box>
            <text:p text:style-name="P25"><text:span text:style-name="T29">L</text:span><text:span text:style-name="T30">( </text:span><text:span text:style-name="T29">p</text:span><text:span text:style-name="T31">1</text:span><text:span text:style-name="T39">, p</text:span><text:span text:style-name="T35">2</text:span><text:span text:style-name="T40">)</text:span></text:p>
          </draw:text-box>
        </draw:frame>
        <draw:line draw:style-name="gr39" draw:text-style-name="P8" draw:layer="layout" svg:x1="9.75cm" svg:y1="7.5cm" svg:x2="9.5cm" svg:y2="8cm">
          <text:p/>
        </draw:line>
        <draw:path draw:style-name="gr49" draw:text-style-name="P27" draw:layer="layout" svg:width="10.749cm" svg:height="5.499cm" svg:x="6.75cm" svg:y="3.25cm" svg:viewBox="0 0 10750 5500" svg:d="M0 2250c0 0 1512 2550 2750 2500 671-27 1000-500 1750-500s1392 1250 2250 1250c2267 0 4000-3250 4000-5500 0 0-250 2000-1000 2750s-1750-500-1750-500c27 18-1000 1500-1750 1500s-1616-496-2250-500-1500 500-2250 500-1698-1458-1750-1500z">
          <text:p/>
        </draw:path>
        <draw:custom-shape draw:style-name="gr8" draw:text-style-name="P6" draw:layer="layout" svg:width="0.25cm" svg:height="0.25cm" svg:x="9.379cm" svg:y="7.7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" draw:layer="layout" svg:width="3.677cm" svg:height="0.95cm" svg:x="10.523cm" svg:y="10.15cm">
          <draw:text-box>
            <text:p>局所最適解</text:p>
          </draw:text-box>
        </draw:frame>
        <draw:line draw:style-name="gr51" draw:text-style-name="P8" draw:layer="layout" svg:x1="10.672cm" svg:y1="10.566cm" svg:x2="9.5cm" svg:y2="8cm">
          <text:p/>
        </draw:line>
        <draw:frame draw:style-name="gr52" draw:text-style-name="P3" draw:layer="layout" svg:width="2.407cm" svg:height="0.95cm" svg:x="13.8cm" svg:y="6.35cm">
          <draw:text-box>
            <text:p>最適解</text:p>
          </draw:text-box>
        </draw:frame>
        <draw:line draw:style-name="gr51" draw:text-style-name="P8" draw:layer="layout" svg:x1="14.5cm" svg:y1="7.25cm" svg:x2="13.5cm" svg:y2="8.5cm">
          <text:p/>
        </draw:line>
      </draw:page>
      <draw:page draw:name="page5" draw:style-name="dp1" draw:master-page-name="標準">
        <draw:custom-shape draw:style-name="gr53" draw:text-style-name="P28" draw:layer="layout" svg:width="7.5cm" svg:height="7.5cm" svg:x="18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9" draw:layer="layout" svg:width="3cm" svg:height="1.25cm" svg:x="19.456cm" svg:y="7.3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1" draw:layer="layout" svg:width="1.25cm" svg:height="1.25cm" svg:x="23.75cm" svg:y="7.345cm">
          <text:p text:style-name="P30"><text:span text:style-name="T29">A</text:span><text:span text:style-name="T30">(</text:span><text:span text:style-name="T41">l</text:span><text:span text:style-name="T10">)</text:span></text:p>
          <draw:enhanced-geometry svg:viewBox="0 0 21600 21600" draw:type="rectangle" draw:enhanced-path="M 0 0 L 21600 0 21600 21600 0 21600 0 0 Z N"/>
        </draw:custom-shape>
        <draw:g>
          <draw:frame draw:style-name="gr56" draw:text-style-name="P15" draw:layer="layout" svg:width="3.006cm" svg:height="1.177cm" svg:x="19.456cm" svg:y="7.372cm">
            <draw:text-box>
              <text:p><text:span text:style-name="T4">b</text:span><text:span text:style-name="T10"> + </text:span><text:span text:style-name="T42">S</text:span><text:span text:style-name="T10"> </text:span><text:span text:style-name="T4">w</text:span><text:span text:style-name="T43">i </text:span><text:span text:style-name="T4">z</text:span><text:span text:style-name="T43">i</text:span></text:p>
            </draw:text-box>
          </draw:frame>
          <draw:frame draw:style-name="gr57" draw:text-style-name="P32" draw:layer="layout" svg:width="0.604cm" svg:height="1.106cm" svg:x="20.606cm" svg:y="7.549cm">
            <draw:text-box>
              <text:p><text:span text:style-name="T43">i</text:span></text:p>
            </draw:text-box>
          </draw:frame>
        </draw:g>
        <draw:custom-shape draw:style-name="gr58" draw:text-style-name="P28" draw:layer="layout" svg:width="0.5cm" svg:height="0.5cm" svg:x="8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8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10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1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10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12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8" draw:layer="layout" svg:x1="9.25cm" svg:y1="7cm" svg:x2="10.75cm" svg:y2="5cm">
          <text:p/>
        </draw:line>
        <draw:line draw:style-name="gr39" draw:text-style-name="P8" draw:layer="layout" svg:x1="9.241cm" svg:y1="7.009cm" svg:x2="10.75cm" svg:y2="7cm">
          <text:p/>
        </draw:line>
        <draw:line draw:style-name="gr39" draw:text-style-name="P8" draw:layer="layout" svg:x1="9.233cm" svg:y1="7.009cm" svg:x2="10.75cm" svg:y2="9cm">
          <text:p/>
        </draw:line>
        <draw:line draw:style-name="gr39" draw:text-style-name="P8" draw:layer="layout" svg:x1="9.225cm" svg:y1="7.001cm" svg:x2="10.834cm" svg:y2="10.817cm">
          <text:p/>
        </draw:line>
        <draw:line draw:style-name="gr39" draw:text-style-name="P8" draw:layer="layout" svg:x1="9.275cm" svg:y1="9cm" svg:x2="10.775cm" svg:y2="7cm">
          <text:p/>
        </draw:line>
        <draw:line draw:style-name="gr39" draw:text-style-name="P8" draw:layer="layout" svg:x1="9.266cm" svg:y1="9.009cm" svg:x2="10.775cm" svg:y2="9cm">
          <text:p/>
        </draw:line>
        <draw:line draw:style-name="gr39" draw:text-style-name="P8" draw:layer="layout" svg:x1="9.258cm" svg:y1="9.009cm" svg:x2="10.75cm" svg:y2="11cm">
          <text:p/>
        </draw:line>
        <draw:line draw:style-name="gr39" draw:text-style-name="P8" draw:layer="layout" svg:x1="9.25cm" svg:y1="9.001cm" svg:x2="10.858cm" svg:y2="5.211cm">
          <text:p/>
        </draw:line>
        <draw:line draw:style-name="gr39" draw:text-style-name="P8" draw:layer="layout" svg:x1="11.25cm" svg:y1="7cm" svg:x2="12.75cm" svg:y2="8cm">
          <text:p/>
        </draw:line>
        <draw:line draw:style-name="gr39" draw:text-style-name="P8" draw:layer="layout" svg:x1="11.25cm" svg:y1="9cm" svg:x2="12.741cm" svg:y2="7.991cm">
          <text:p/>
        </draw:line>
        <draw:line draw:style-name="gr39" draw:text-style-name="P8" draw:layer="layout" svg:x1="11.25cm" svg:y1="11cm" svg:x2="12.845cm" svg:y2="8.188cm">
          <text:p/>
        </draw:line>
        <draw:line draw:style-name="gr39" draw:text-style-name="P8" draw:layer="layout" svg:x1="11.25cm" svg:y1="5cm" svg:x2="12.862cm" svg:y2="7.803cm">
          <text:p/>
        </draw:line>
        <draw:line draw:style-name="gr39" draw:text-style-name="P8" draw:layer="layout" svg:x1="13.25cm" svg:y1="8cm" svg:x2="14.5cm" svg:y2="8cm">
          <text:p/>
        </draw:line>
        <draw:frame draw:style-name="gr60" draw:text-style-name="P15" draw:layer="layout" svg:width="0.934cm" svg:height="1.105cm" svg:x="16.5cm" svg:y="5.345cm">
          <draw:text-box>
            <text:p><text:span text:style-name="T4">z</text:span><text:span text:style-name="T35">1</text:span></text:p>
          </draw:text-box>
        </draw:frame>
        <draw:frame draw:style-name="gr60" draw:text-style-name="P15" draw:layer="layout" svg:width="0.934cm" svg:height="1.105cm" svg:x="16.528cm" svg:y="6.74cm">
          <draw:text-box>
            <text:p><text:span text:style-name="T4">z</text:span><text:span text:style-name="T35">2</text:span></text:p>
          </draw:text-box>
        </draw:frame>
        <draw:frame draw:style-name="gr60" draw:text-style-name="P15" draw:layer="layout" svg:width="0.934cm" svg:height="1.105cm" svg:x="16.5cm" svg:y="8.095cm">
          <draw:text-box>
            <text:p><text:span text:style-name="T4">z</text:span><text:span text:style-name="T35">3</text:span></text:p>
          </draw:text-box>
        </draw:frame>
        <draw:frame draw:style-name="gr60" draw:text-style-name="P15" draw:layer="layout" svg:width="0.934cm" svg:height="1.105cm" svg:x="16.528cm" svg:y="9.49cm">
          <draw:text-box>
            <text:p><text:span text:style-name="T4">z</text:span><text:span text:style-name="T35">4</text:span></text:p>
          </draw:text-box>
        </draw:frame>
        <draw:line draw:style-name="gr39" draw:text-style-name="P8" draw:layer="layout" svg:x1="17.5cm" svg:y1="6.095cm" svg:x2="19.5cm" svg:y2="7.595cm">
          <text:p/>
        </draw:line>
        <draw:line draw:style-name="gr39" draw:text-style-name="P8" draw:layer="layout" svg:x1="17.5cm" svg:y1="7.345cm" svg:x2="19.5cm" svg:y2="7.845cm">
          <text:p/>
        </draw:line>
        <draw:line draw:style-name="gr39" draw:text-style-name="P8" draw:layer="layout" svg:x1="17.5cm" svg:y1="8.595cm" svg:x2="19.5cm" svg:y2="8.095cm">
          <text:p/>
        </draw:line>
        <draw:line draw:style-name="gr39" draw:text-style-name="P8" draw:layer="layout" svg:x1="17.5cm" svg:y1="10.095cm" svg:x2="19.5cm" svg:y2="8.345cm">
          <text:p/>
        </draw:line>
        <draw:frame draw:style-name="gr61" draw:text-style-name="P15" draw:layer="layout" svg:width="1.111cm" svg:height="1.105cm" svg:x="18.263cm" svg:y="6.24cm">
          <draw:text-box>
            <text:p><text:span text:style-name="T4">w</text:span><text:span text:style-name="T35">1</text:span></text:p>
          </draw:text-box>
        </draw:frame>
        <draw:frame draw:style-name="gr61" draw:text-style-name="P15" draw:layer="layout" svg:width="1.111cm" svg:height="1.105cm" svg:x="17.97cm" svg:y="6.695cm">
          <draw:text-box>
            <text:p><text:span text:style-name="T4">w</text:span><text:span text:style-name="T35">2</text:span></text:p>
          </draw:text-box>
        </draw:frame>
        <draw:frame draw:style-name="gr61" draw:text-style-name="P15" draw:layer="layout" svg:width="1.111cm" svg:height="1.105cm" svg:x="17.835cm" svg:y="7.4cm">
          <draw:text-box>
            <text:p><text:span text:style-name="T4">w</text:span><text:span text:style-name="T35">3</text:span></text:p>
          </draw:text-box>
        </draw:frame>
        <draw:frame draw:style-name="gr61" draw:text-style-name="P15" draw:layer="layout" svg:width="1.111cm" svg:height="1.105cm" svg:x="17.855cm" svg:y="8.185cm">
          <draw:text-box>
            <text:p><text:span text:style-name="T4">w</text:span><text:span text:style-name="T35">4</text:span></text:p>
          </draw:text-box>
        </draw:frame>
        <draw:line draw:style-name="gr39" draw:text-style-name="P8" draw:layer="layout" svg:x1="21cm" svg:y1="6.345cm" svg:x2="21cm" svg:y2="7.345cm">
          <text:p/>
        </draw:line>
        <draw:frame draw:style-name="gr62" draw:text-style-name="P15" draw:layer="layout" svg:width="0.82cm" svg:height="0.954cm" svg:x="20.594cm" svg:y="5.49cm">
          <draw:text-box>
            <text:p><text:span text:style-name="T4">b</text:span></text:p>
          </draw:text-box>
        </draw:frame>
        <draw:frame draw:style-name="gr63" draw:text-style-name="P33" draw:layer="layout" svg:width="0.849cm" svg:height="1.03cm" svg:x="22.539cm" svg:y="6.945cm">
          <draw:text-box>
            <text:p><text:span text:style-name="T41">l</text:span></text:p>
          </draw:text-box>
        </draw:frame>
        <draw:line draw:style-name="gr39" draw:text-style-name="P8" draw:layer="layout" svg:x1="22.5cm" svg:y1="7.995cm" svg:x2="23.75cm" svg:y2="7.995cm">
          <text:p/>
        </draw:line>
        <draw:line draw:style-name="gr39" draw:text-style-name="P8" draw:layer="layout" svg:x1="25cm" svg:y1="7.995cm" svg:x2="26.25cm" svg:y2="7.995cm">
          <text:p/>
        </draw:line>
        <draw:frame draw:style-name="gr23" draw:text-style-name="P15" draw:layer="layout" svg:width="1.209cm" svg:height="0.954cm" svg:x="10.491cm" svg:y="12.046cm">
          <draw:text-box>
            <text:p><text:span text:style-name="T10">(a)</text:span></text:p>
          </draw:text-box>
        </draw:frame>
        <draw:frame draw:style-name="gr24" draw:text-style-name="P15" draw:layer="layout" svg:width="1.243cm" svg:height="0.954cm" svg:x="21.25cm" svg:y="12cm">
          <draw:text-box>
            <text:p><text:span text:style-name="T10">(b)</text:span></text:p>
          </draw:text-box>
        </draw:frame>
        <draw:custom-shape draw:style-name="gr59" draw:text-style-name="P28" draw:layer="layout" svg:width="0.5cm" svg:height="0.5cm" svg:x="8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8.7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8" draw:layer="layout" svg:x1="7.275cm" svg:y1="7cm" svg:x2="8.775cm" svg:y2="5cm">
          <text:p/>
        </draw:line>
        <draw:line draw:style-name="gr39" draw:text-style-name="P8" draw:layer="layout" svg:x1="7.266cm" svg:y1="7.009cm" svg:x2="8.775cm" svg:y2="7cm">
          <text:p/>
        </draw:line>
        <draw:line draw:style-name="gr39" draw:text-style-name="P8" draw:layer="layout" svg:x1="7.258cm" svg:y1="7.009cm" svg:x2="8.775cm" svg:y2="9cm">
          <text:p/>
        </draw:line>
        <draw:line draw:style-name="gr39" draw:text-style-name="P8" draw:layer="layout" svg:x1="7.25cm" svg:y1="7.001cm" svg:x2="8.859cm" svg:y2="10.817cm">
          <text:p/>
        </draw:line>
        <draw:line draw:style-name="gr39" draw:text-style-name="P8" draw:layer="layout" svg:x1="7.3cm" svg:y1="9cm" svg:x2="8.8cm" svg:y2="7cm">
          <text:p/>
        </draw:line>
        <draw:line draw:style-name="gr39" draw:text-style-name="P8" draw:layer="layout" svg:x1="7.291cm" svg:y1="9.009cm" svg:x2="8.8cm" svg:y2="9cm">
          <text:p/>
        </draw:line>
        <draw:line draw:style-name="gr39" draw:text-style-name="P8" draw:layer="layout" svg:x1="7.283cm" svg:y1="9.009cm" svg:x2="8.775cm" svg:y2="11cm">
          <text:p/>
        </draw:line>
        <draw:line draw:style-name="gr39" draw:text-style-name="P8" draw:layer="layout" svg:x1="7.275cm" svg:y1="9.001cm" svg:x2="8.883cm" svg:y2="5.211cm">
          <text:p/>
        </draw:line>
        <draw:line draw:style-name="gr39" draw:text-style-name="P8" draw:layer="layout" svg:x1="9.25cm" svg:y1="5.009cm" svg:x2="10.759cm" svg:y2="5cm">
          <text:p/>
        </draw:line>
        <draw:line draw:style-name="gr39" draw:text-style-name="P8" draw:layer="layout" svg:x1="9.25cm" svg:y1="11cm" svg:x2="10.759cm" svg:y2="10.991cm">
          <text:p/>
        </draw:line>
        <draw:line draw:style-name="gr39" draw:text-style-name="P8" draw:layer="layout" svg:x1="9.275cm" svg:y1="10.999cm" svg:x2="10.775cm" svg:y2="8.999cm">
          <text:p/>
        </draw:line>
        <draw:line draw:style-name="gr39" draw:text-style-name="P8" draw:layer="layout" svg:x1="9.25cm" svg:y1="11cm" svg:x2="10.858cm" svg:y2="7.21cm">
          <text:p/>
        </draw:line>
        <draw:line draw:style-name="gr39" draw:text-style-name="P8" draw:layer="layout" svg:x1="9.258cm" svg:y1="5.008cm" svg:x2="10.775cm" svg:y2="6.999cm">
          <text:p/>
        </draw:line>
        <draw:line draw:style-name="gr39" draw:text-style-name="P8" draw:layer="layout" svg:x1="9.25cm" svg:y1="5cm" svg:x2="10.859cm" svg:y2="8.816cm">
          <text:p/>
        </draw:line>
        <draw:line draw:style-name="gr39" draw:text-style-name="P8" draw:layer="layout" svg:x1="9.242cm" svg:y1="4.991cm" svg:x2="11cm" svg:y2="10.75cm">
          <text:p/>
        </draw:line>
        <draw:line draw:style-name="gr39" draw:text-style-name="P8" draw:layer="layout" svg:x1="9.241cm" svg:y1="11.009cm" svg:x2="11cm" svg:y2="5.25cm">
          <text:p/>
        </draw:line>
        <draw:frame draw:style-name="gr64" draw:text-style-name="P15" draw:layer="layout" svg:width="0.972cm" svg:height="1.105cm" svg:x="6.5cm" svg:y="6.5cm">
          <draw:text-box>
            <text:p><text:span text:style-name="T4">x</text:span><text:span text:style-name="T35">1</text:span></text:p>
          </draw:text-box>
        </draw:frame>
        <draw:frame draw:style-name="gr64" draw:text-style-name="P15" draw:layer="layout" svg:width="0.972cm" svg:height="1.105cm" svg:x="6.528cm" svg:y="8.495cm">
          <draw:text-box>
            <text:p><text:span text:style-name="T4">x</text:span><text:span text:style-name="T35">2</text:span></text:p>
          </draw:text-box>
        </draw:frame>
        <draw:frame draw:style-name="gr64" draw:text-style-name="P15" draw:layer="layout" svg:width="0.972cm" svg:height="1.105cm" svg:x="9.1cm" svg:y="4cm">
          <draw:text-box>
            <text:p><text:span text:style-name="T4">y</text:span><text:span text:style-name="T35">1</text:span></text:p>
          </draw:text-box>
        </draw:frame>
        <draw:frame draw:style-name="gr64" draw:text-style-name="P15" draw:layer="layout" svg:width="0.972cm" svg:height="1.105cm" svg:x="8.7cm" svg:y="5.801cm">
          <draw:text-box>
            <text:p><text:span text:style-name="T4">y</text:span><text:span text:style-name="T35">2</text:span></text:p>
          </draw:text-box>
        </draw:frame>
        <draw:frame draw:style-name="gr64" draw:text-style-name="P15" draw:layer="layout" svg:width="0.972cm" svg:height="1.105cm" svg:x="8.7cm" svg:y="7.802cm">
          <draw:text-box>
            <text:p><text:span text:style-name="T4">y</text:span><text:span text:style-name="T35">3</text:span></text:p>
          </draw:text-box>
        </draw:frame>
        <draw:frame draw:style-name="gr64" draw:text-style-name="P15" draw:layer="layout" svg:width="0.972cm" svg:height="1.105cm" svg:x="9.1cm" svg:y="10.803cm">
          <draw:text-box>
            <text:p><text:span text:style-name="T4">y</text:span><text:span text:style-name="T35">4</text:span></text:p>
          </draw:text-box>
        </draw:frame>
        <draw:frame draw:style-name="gr60" draw:text-style-name="P15" draw:layer="layout" svg:width="0.934cm" svg:height="1.105cm" svg:x="11.25cm" svg:y="4.25cm">
          <draw:text-box>
            <text:p><text:span text:style-name="T4">z</text:span><text:span text:style-name="T35">1</text:span></text:p>
          </draw:text-box>
        </draw:frame>
        <draw:frame draw:style-name="gr60" draw:text-style-name="P15" draw:layer="layout" svg:width="0.934cm" svg:height="1.105cm" svg:x="11.15cm" svg:y="6.251cm">
          <draw:text-box>
            <text:p><text:span text:style-name="T4">z</text:span><text:span text:style-name="T35">2</text:span></text:p>
          </draw:text-box>
        </draw:frame>
        <draw:frame draw:style-name="gr60" draw:text-style-name="P15" draw:layer="layout" svg:width="0.934cm" svg:height="1.105cm" svg:x="11.15cm" svg:y="8.652cm">
          <draw:text-box>
            <text:p><text:span text:style-name="T4">z</text:span><text:span text:style-name="T35">3</text:span></text:p>
          </draw:text-box>
        </draw:frame>
        <draw:frame draw:style-name="gr60" draw:text-style-name="P15" draw:layer="layout" svg:width="0.934cm" svg:height="1.105cm" svg:x="11.15cm" svg:y="10.453cm">
          <draw:text-box>
            <text:p><text:span text:style-name="T4">z</text:span><text:span text:style-name="T35">4</text:span></text:p>
          </draw:text-box>
        </draw:frame>
        <draw:frame draw:style-name="gr65" draw:text-style-name="P15" draw:layer="layout" svg:width="1.905cm" svg:height="0.954cm" svg:x="14.38cm" svg:y="7.546cm">
          <draw:text-box>
            <text:p><text:span text:style-name="T4">f </text:span><text:span text:style-name="T5">(</text:span><text:span text:style-name="T4"> </text:span><text:span text:style-name="T2">x</text:span><text:span text:style-name="T4"> </text:span><text:span text:style-name="T5">)</text:span></text:p>
          </draw:text-box>
        </draw:frame>
        <draw:custom-shape draw:style-name="gr66" draw:text-style-name="P1" draw:layer="layout" svg:width="1.75cm" svg:height="2.25cm" svg:x="12cm" svg:y="6.9cm">
          <text:p/>
          <draw:enhanced-geometry svg:viewBox="0 0 21600 21600" draw:type="rectangle" draw:enhanced-path="M 0 0 L 21600 0 21600 21600 0 21600 0 0 Z N"/>
        </draw:custom-shape>
        <draw:line draw:style-name="gr51" draw:text-style-name="P8" draw:layer="layout" svg:x1="22.5cm" svg:y1="9.75cm" svg:x2="24cm" svg:y2="8.5cm">
          <text:p/>
        </draw:line>
        <draw:frame draw:style-name="gr67" draw:text-style-name="P3" draw:layer="layout" svg:width="5.646cm" svg:height="1.661cm" svg:x="19.03cm" svg:y="9.25cm">
          <draw:text-box>
            <text:p>活性化関数</text:p>
            <text:p>Activation function</text:p>
          </draw:text-box>
        </draw:frame>
      </draw:page>
      <draw:page draw:name="page6" draw:style-name="dp1" draw:master-page-name="標準">
        <draw:custom-shape draw:style-name="gr53" draw:text-style-name="P28" draw:layer="layout" svg:width="7.5cm" svg:height="7.5cm" svg:x="18cm" svg:y="4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9" draw:layer="layout" svg:width="3cm" svg:height="2.154cm" svg:x="19.456cm" svg:y="6.94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1" draw:layer="layout" svg:width="1.25cm" svg:height="1.25cm" svg:x="23.75cm" svg:y="7.346cm">
          <text:p text:style-name="P30"><text:span text:style-name="T29">A</text:span><text:span text:style-name="T30">(</text:span><text:span text:style-name="T41">l</text:span><text:span text:style-name="T10">)</text:span></text:p>
          <draw:enhanced-geometry svg:viewBox="0 0 21600 21600" draw:type="rectangle" draw:enhanced-path="M 0 0 L 21600 0 21600 21600 0 21600 0 0 Z N"/>
        </draw:custom-shape>
        <draw:frame draw:style-name="gr70" draw:text-style-name="P15" draw:layer="layout" svg:width="3.006cm" svg:height="1.959cm" svg:x="19.744cm" svg:y="7.1cm">
          <draw:text-box>
            <text:p text:style-name="P25"><text:span text:style-name="T29">b</text:span><text:span text:style-name="T44"> + </text:span><text:span text:style-name="T29">w</text:span><text:span text:style-name="T31">1</text:span><text:span text:style-name="T45"> </text:span><text:span text:style-name="T29">x</text:span></text:p>
            <text:p text:style-name="P25"><text:span text:style-name="T46">+ </text:span><text:span text:style-name="T39">w</text:span><text:span text:style-name="T47">2</text:span><text:span text:style-name="T43"> </text:span><text:span text:style-name="T39">y</text:span></text:p>
          </draw:text-box>
        </draw:frame>
        <draw:frame draw:style-name="gr60" draw:text-style-name="P15" draw:layer="layout" svg:width="0.934cm" svg:height="1.105cm" svg:x="16.528cm" svg:y="6.741cm">
          <draw:text-box>
            <text:p><text:span text:style-name="T4">x</text:span></text:p>
          </draw:text-box>
        </draw:frame>
        <draw:frame draw:style-name="gr60" draw:text-style-name="P15" draw:layer="layout" svg:width="0.934cm" svg:height="1.105cm" svg:x="16.5cm" svg:y="8.096cm">
          <draw:text-box>
            <text:p><text:span text:style-name="T4">y</text:span></text:p>
          </draw:text-box>
        </draw:frame>
        <draw:line draw:style-name="gr39" draw:text-style-name="P8" draw:layer="layout" svg:x1="17.5cm" svg:y1="7.346cm" svg:x2="19.5cm" svg:y2="7.846cm">
          <text:p/>
        </draw:line>
        <draw:line draw:style-name="gr39" draw:text-style-name="P8" draw:layer="layout" svg:x1="17.5cm" svg:y1="8.596cm" svg:x2="19.5cm" svg:y2="8.096cm">
          <text:p/>
        </draw:line>
        <draw:frame draw:style-name="gr61" draw:text-style-name="P15" draw:layer="layout" svg:width="1.111cm" svg:height="1.105cm" svg:x="18.063cm" svg:y="6.641cm">
          <draw:text-box>
            <text:p><text:span text:style-name="T4">w</text:span><text:span text:style-name="T35">1</text:span></text:p>
          </draw:text-box>
        </draw:frame>
        <draw:frame draw:style-name="gr61" draw:text-style-name="P15" draw:layer="layout" svg:width="1.111cm" svg:height="1.105cm" svg:x="18.035cm" svg:y="8.201cm">
          <draw:text-box>
            <text:p><text:span text:style-name="T4">w</text:span><text:span text:style-name="T35">2</text:span></text:p>
          </draw:text-box>
        </draw:frame>
        <draw:line draw:style-name="gr39" draw:text-style-name="P8" draw:layer="layout" svg:x1="21cm" svg:y1="5.946cm" svg:x2="21cm" svg:y2="6.946cm">
          <text:p/>
        </draw:line>
        <draw:frame draw:style-name="gr62" draw:text-style-name="P15" draw:layer="layout" svg:width="0.82cm" svg:height="0.954cm" svg:x="20.594cm" svg:y="5.091cm">
          <draw:text-box>
            <text:p><text:span text:style-name="T4">b</text:span></text:p>
          </draw:text-box>
        </draw:frame>
        <draw:frame draw:style-name="gr63" draw:text-style-name="P33" draw:layer="layout" svg:width="0.849cm" svg:height="1.03cm" svg:x="22.539cm" svg:y="6.946cm">
          <draw:text-box>
            <text:p><text:span text:style-name="T41">l</text:span></text:p>
          </draw:text-box>
        </draw:frame>
        <draw:line draw:style-name="gr39" draw:text-style-name="P8" draw:layer="layout" svg:x1="22.5cm" svg:y1="7.996cm" svg:x2="23.75cm" svg:y2="7.996cm">
          <text:p/>
        </draw:line>
        <draw:line draw:style-name="gr39" draw:text-style-name="P8" draw:layer="layout" svg:x1="25cm" svg:y1="7.996cm" svg:x2="26.25cm" svg:y2="7.996cm">
          <text:p/>
        </draw:line>
        <draw:line draw:style-name="gr51" draw:text-style-name="P8" draw:layer="layout" svg:x1="22.5cm" svg:y1="9.751cm" svg:x2="24cm" svg:y2="8.501cm">
          <text:p/>
        </draw:line>
        <draw:frame draw:style-name="gr71" draw:text-style-name="P3" draw:layer="layout" svg:width="5cm" svg:height="0.95cm" svg:x="19.25cm" svg:y="9.8cm">
          <draw:text-box>
            <text:p>シグモイド関数</text:p>
          </draw:text-box>
        </draw:frame>
      </draw:page>
      <draw:page draw:name="page7" draw:style-name="dp1" draw:master-page-name="標準">
        <draw:custom-shape draw:style-name="gr72" draw:text-style-name="P34" draw:layer="layout" svg:width="0.5cm" svg:height="0.5cm" svg:x="10.749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4" draw:layer="layout" svg:width="0.5cm" svg:height="0.5cm" svg:x="10.749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8" draw:layer="layout" svg:width="0.5cm" svg:height="0.5cm" svg:x="12.751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8" draw:layer="layout" svg:x1="11.25cm" svg:y1="7.5cm" svg:x2="12.819cm" svg:y2="8.859cm">
          <text:p/>
        </draw:line>
        <draw:line draw:style-name="gr73" draw:text-style-name="P8" draw:layer="layout" svg:x1="11.25cm" svg:y1="8.5cm" svg:x2="12.75cm" svg:y2="8.964cm">
          <text:p/>
        </draw:line>
        <draw:line draw:style-name="gr73" draw:text-style-name="P8" draw:layer="layout" svg:x1="11.25cm" svg:y1="9.5cm" svg:x2="12.751cm" svg:y2="9.045cm">
          <text:p/>
        </draw:line>
        <draw:line draw:style-name="gr73" draw:text-style-name="P8" draw:layer="layout" svg:x1="11.25cm" svg:y1="6.5cm" svg:x2="12.921cm" svg:y2="8.75cm">
          <text:p/>
        </draw:line>
        <draw:line draw:style-name="gr73" draw:text-style-name="P8" draw:layer="layout" svg:x1="13.251cm" svg:y1="9cm" svg:x2="14.501cm" svg:y2="9cm">
          <text:p/>
        </draw:line>
        <draw:custom-shape draw:style-name="gr72" draw:text-style-name="P34" draw:layer="layout" svg:width="0.5cm" svg:height="0.5cm" svg:x="10.7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4" draw:layer="layout" svg:width="0.5cm" svg:height="0.5cm" svg:x="10.749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8" draw:layer="layout" svg:x1="9.25cm" svg:y1="8cm" svg:x2="10.75cm" svg:y2="6.5cm">
          <text:p/>
        </draw:line>
        <draw:line draw:style-name="gr73" draw:text-style-name="P8" draw:layer="layout" svg:x1="9.25cm" svg:y1="8cm" svg:x2="10.75cm" svg:y2="7.5cm">
          <text:p/>
        </draw:line>
        <draw:line draw:style-name="gr73" draw:text-style-name="P8" draw:layer="layout" svg:x1="9.259cm" svg:y1="8.009cm" svg:x2="10.75cm" svg:y2="8.5cm">
          <text:p/>
        </draw:line>
        <draw:line draw:style-name="gr73" draw:text-style-name="P8" draw:layer="layout" svg:x1="9.25cm" svg:y1="8cm" svg:x2="10.75cm" svg:y2="9.5cm">
          <text:p/>
        </draw:line>
        <draw:line draw:style-name="gr73" draw:text-style-name="P8" draw:layer="layout" svg:x1="9.25cm" svg:y1="10cm" svg:x2="10.75cm" svg:y2="7.5cm">
          <text:p/>
        </draw:line>
        <draw:line draw:style-name="gr73" draw:text-style-name="P8" draw:layer="layout" svg:x1="9.25cm" svg:y1="10cm" svg:x2="10.75cm" svg:y2="8.5cm">
          <text:p/>
        </draw:line>
        <draw:line draw:style-name="gr73" draw:text-style-name="P8" draw:layer="layout" svg:x1="9.25cm" svg:y1="10cm" svg:x2="10.75cm" svg:y2="9.5cm">
          <text:p/>
        </draw:line>
        <draw:line draw:style-name="gr73" draw:text-style-name="P8" draw:layer="layout" svg:x1="9.25cm" svg:y1="10cm" svg:x2="10.836cm" svg:y2="6.687cm">
          <text:p/>
        </draw:line>
        <draw:frame draw:style-name="gr64" draw:text-style-name="P15" draw:layer="layout" svg:width="0.972cm" svg:height="1.105cm" svg:x="8.501cm" svg:y="7.5cm">
          <draw:text-box>
            <text:p><text:span text:style-name="T4">x</text:span></text:p>
          </draw:text-box>
        </draw:frame>
        <draw:frame draw:style-name="gr64" draw:text-style-name="P15" draw:layer="layout" svg:width="0.972cm" svg:height="1.105cm" svg:x="8.529cm" svg:y="9.495cm">
          <draw:text-box>
            <text:p><text:span text:style-name="T4">y</text:span></text:p>
          </draw:text-box>
        </draw:frame>
        <draw:frame draw:style-name="gr74" draw:text-style-name="P15" draw:layer="layout" svg:width="2.476cm" svg:height="0.954cm" svg:x="14.381cm" svg:y="8.546cm">
          <draw:text-box>
            <text:p><text:span text:style-name="T4">f </text:span><text:span text:style-name="T5">(</text:span><text:span text:style-name="T48"> x, y </text:span><text:span text:style-name="T5">)</text:span></text:p>
          </draw:text-box>
        </draw:frame>
        <draw:custom-shape draw:style-name="gr72" draw:text-style-name="P34" draw:layer="layout" svg:width="0.5cm" svg:height="0.5cm" svg:x="10.749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8" draw:layer="layout" svg:x1="9.25cm" svg:y1="8cm" svg:x2="10.75cm" svg:y2="10.5cm">
          <text:p/>
        </draw:line>
        <draw:line draw:style-name="gr73" draw:text-style-name="P8" draw:layer="layout" svg:x1="9.25cm" svg:y1="10cm" svg:x2="10.75cm" svg:y2="10.5cm">
          <text:p/>
        </draw:line>
        <draw:line draw:style-name="gr73" draw:text-style-name="P8" draw:layer="layout" svg:x1="11.25cm" svg:y1="11.5cm" svg:x2="12.904cm" svg:y2="9.25cm">
          <text:p/>
        </draw:line>
        <draw:custom-shape draw:style-name="gr72" draw:text-style-name="P34" draw:layer="layout" svg:width="0.5cm" svg:height="0.5cm" svg:x="12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3" draw:layer="layout" svg:width="4.604cm" svg:height="0.962cm" svg:x="13.381cm" svg:y="4.5cm">
          <draw:text-box>
            <text:p>Linear + ReLU</text:p>
          </draw:text-box>
        </draw:frame>
        <draw:custom-shape draw:style-name="gr59" draw:text-style-name="P28" draw:layer="layout" svg:width="0.5cm" svg:height="0.5cm" svg:x="12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6" draw:text-style-name="P3" draw:layer="layout" svg:width="5.273cm" svg:height="0.962cm" svg:x="13.382cm" svg:y="5.5cm">
          <draw:text-box>
            <text:p>Linear + Sigmoid</text:p>
          </draw:text-box>
        </draw:frame>
        <draw:custom-shape draw:style-name="gr72" draw:text-style-name="P34" draw:layer="layout" svg:width="0.5cm" svg:height="0.5cm" svg:x="10.749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8" draw:layer="layout" svg:x1="9.25cm" svg:y1="8cm" svg:x2="10.794cm" svg:y2="11.347cm">
          <text:p/>
        </draw:line>
        <draw:line draw:style-name="gr73" draw:text-style-name="P8" draw:layer="layout" svg:x1="9.25cm" svg:y1="10cm" svg:x2="10.75cm" svg:y2="11.5cm">
          <text:p/>
        </draw:line>
        <draw:line draw:style-name="gr73" draw:text-style-name="P8" draw:layer="layout" svg:x1="11.25cm" svg:y1="10.5cm" svg:x2="12.802cm" svg:y2="9.132cm">
          <text:p/>
        </draw:line>
      </draw:page>
      <draw:page draw:name="page8" draw:style-name="dp1" draw:master-page-name="標準">
        <draw:frame draw:style-name="gr77" draw:text-style-name="P2" draw:layer="layout" svg:width="8cm" svg:height="4cm" svg:x="7.25cm" svg:y="15.048cm">
          <draw:image xlink:href="Pictures/10000201000002D0000001683CD7D59E92930A18.png" xlink:type="simple" xlink:show="embed" xlink:actuate="onLoad" draw:mime-type="image/png">
            <text:p/>
          </draw:image>
        </draw:frame>
        <draw:frame draw:style-name="gr77" draw:text-style-name="P2" draw:layer="layout" svg:width="6.242cm" svg:height="4.161cm" svg:x="15.258cm" svg:y="15cm">
          <draw:image xlink:href="Pictures/10000201000001B000000120BF39260A38453CEA.png" xlink:type="simple" xlink:show="embed" xlink:actuate="onLoad" draw:mime-type="image/png">
            <text:p/>
          </draw:image>
        </draw:frame>
        <draw:frame draw:style-name="gr77" draw:text-style-name="P2" draw:layer="layout" svg:width="8cm" svg:height="4cm" svg:x="7.25cm" svg:y="10.84cm">
          <draw:image xlink:href="Pictures/10000201000002D000000168B2BC73C4A3E8D32A.png" xlink:type="simple" xlink:show="embed" xlink:actuate="onLoad" draw:mime-type="image/png">
            <text:p/>
          </draw:image>
        </draw:frame>
        <draw:frame draw:style-name="gr77" draw:text-style-name="P2" draw:layer="layout" svg:width="6.25cm" svg:height="4.167cm" svg:x="15.25cm" svg:y="10.833cm">
          <draw:image xlink:href="Pictures/10000201000001B0000001207058216BAAEEF9B5.png" xlink:type="simple" xlink:show="embed" xlink:actuate="onLoad" draw:mime-type="image/png">
            <text:p/>
          </draw:image>
        </draw:frame>
        <draw:frame draw:style-name="gr77" draw:text-style-name="P2" draw:layer="layout" svg:width="6.25cm" svg:height="4.167cm" svg:x="15.25cm" svg:y="6.65cm">
          <draw:image xlink:href="Pictures/10000201000001B000000120597F83D6BCF27BE6.png" xlink:type="simple" xlink:show="embed" xlink:actuate="onLoad" draw:mime-type="image/png">
            <text:p/>
          </draw:image>
        </draw:frame>
        <draw:frame draw:style-name="gr77" draw:text-style-name="P2" draw:layer="layout" svg:width="8cm" svg:height="3.999cm" svg:x="7.25cm" svg:y="6.75cm">
          <draw:image xlink:href="Pictures/10000201000002D000000168FB9D92FB95C15B27.png" xlink:type="simple" xlink:show="embed" xlink:actuate="onLoad" draw:mime-type="image/png">
            <text:p/>
          </draw:image>
        </draw:frame>
        <draw:frame draw:style-name="gr77" draw:text-style-name="P2" draw:layer="layout" svg:width="6.242cm" svg:height="4.162cm" svg:x="15.258cm" svg:y="2.505cm">
          <draw:image xlink:href="Pictures/10000201000001B000000120DEA0989BA14A876A.png" xlink:type="simple" xlink:show="embed" xlink:actuate="onLoad" draw:mime-type="image/png">
            <text:p/>
          </draw:image>
        </draw:frame>
        <draw:frame draw:style-name="gr77" draw:text-style-name="P2" draw:layer="layout" svg:width="8cm" svg:height="4cm" svg:x="7.25cm" svg:y="2.5cm">
          <draw:image xlink:href="Pictures/10000201000002D000000168B7387029D1BFE566.png" xlink:type="simple" xlink:show="embed" xlink:actuate="onLoad" draw:mime-type="image/png">
            <text:p/>
          </draw:image>
        </draw:frame>
        <draw:custom-shape draw:style-name="gr78" draw:text-style-name="P1" draw:layer="layout" svg:width="14.25cm" svg:height="17.5cm" svg:x="7.25cm" svg:y="1.75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7.25cm" svg:y1="2.5cm" svg:x2="21.5cm" svg:y2="2.5cm">
          <text:p/>
        </draw:line>
        <draw:line draw:style-name="gr79" draw:text-style-name="P1" draw:layer="layout" svg:x1="7.25cm" svg:y1="6.75cm" svg:x2="21.5cm" svg:y2="6.75cm">
          <text:p/>
        </draw:line>
        <draw:line draw:style-name="gr79" draw:text-style-name="P1" draw:layer="layout" svg:x1="7.25cm" svg:y1="10.85cm" svg:x2="21.5cm" svg:y2="10.85cm">
          <text:p/>
        </draw:line>
        <draw:line draw:style-name="gr79" draw:text-style-name="P1" draw:layer="layout" svg:x1="7.25cm" svg:y1="15cm" svg:x2="21.5cm" svg:y2="15cm">
          <text:p/>
        </draw:line>
        <draw:line draw:style-name="gr79" draw:text-style-name="P1" draw:layer="layout" svg:x1="15.25cm" svg:y1="1.75cm" svg:x2="15.25cm" svg:y2="19.25cm">
          <text:p/>
        </draw:line>
        <draw:frame draw:style-name="gr80" draw:text-style-name="P35" draw:layer="layout" svg:width="3.969cm" svg:height="0.797cm" svg:x="9.281cm" svg:y="1.75cm">
          <draw:text-box>
            <text:p><text:span text:style-name="T49">学習・推論結果</text:span></text:p>
          </draw:text-box>
        </draw:frame>
        <draw:frame draw:style-name="gr81" draw:text-style-name="P35" draw:layer="layout" svg:width="4.96cm" svg:height="0.797cm" svg:x="15.9cm" svg:y="1.75cm">
          <draw:text-box>
            <text:p><text:span text:style-name="T49">学習中の損失の推移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2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 style:font-family-generic="roman" style:font-pitch="variable" style:font-charset="x-symbol"/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游ゴシック1" svg:font-family="游ゴシック" style:font-family-generic="roman" style:font-pitch="variable"/>
    <style:font-face style:name="游明朝" svg:font-family="游明朝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24T18:48:35.850000000</meta:creation-date>
    <dc:date>2021-08-19T14:22:51.929000000</dc:date>
    <meta:editing-duration>PT3H48M50S</meta:editing-duration>
    <meta:editing-cycles>16</meta:editing-cycles>
    <meta:generator>LibreOffice/7.1.5.2$Windows_X86_64 LibreOffice_project/85f04e9f809797b8199d13c421bd8a2b025d52b5</meta:generator>
    <meta:document-statistic meta:object-count="388"/>
  </office:meta>
</office:document-meta>
</file>